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jpg" manifest:media-type=""/>
  <manifest:file-entry manifest:full-path="Pictures/image4.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extooo="http://openoffice.org/2013/office" xmlns:tableooo="http://openoffice.org/2009/table" xmlns:drawooo="http://openoffice.org/2010/draw" xmlns:chartooo="http://openoffice.org/2010/chart" xmlns:smil="urn:oasis:names:tc:opendocument:xmlns:smil-compatible:1.0" xmlns:anim="urn:oasis:names:tc:opendocument:xmlns:animation:1.0"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automatic-styles>
    <style:style style:parent-style-name="372" style:master-page-name="MasterPage2" style:family="paragraph" style:name="P47">
      <style:text-properties/>
      <style:paragraph-properties/>
    </style:style>
    <style:style style:family="text" style:name="T49">
      <style:text-properties fo:font-family="Verdana" style:font-family-complex="Calibri" fo:font-weight="bold"/>
    </style:style>
    <style:style style:family="text" style:name="T50">
      <style:text-properties fo:font-family="Verdana" style:font-family-complex="Calibri" fo:font-weight="bold"/>
    </style:style>
    <style:style style:family="text" style:name="T51">
      <style:text-properties fo:font-family="Verdana" style:font-family-complex="Calibri" fo:font-weight="bold"/>
    </style:style>
    <style:style style:parent-style-name="372" style:family="paragraph" style:name="P50">
      <style:text-properties/>
      <style:paragraph-properties/>
    </style:style>
    <style:style style:family="text" style:name="T52">
      <style:text-properties fo:font-family="Verdana" style:font-family-complex="Calibri" fo:font-size="9pt" fo:font-weight="bold"/>
    </style:style>
    <style:style style:parent-style-name="372" style:family="paragraph" style:name="P51">
      <style:text-properties/>
      <style:paragraph-properties/>
    </style:style>
    <style:style style:family="text" style:name="T53">
      <style:text-properties fo:font-family="Verdana" style:font-family-complex="Calibri" fo:font-size="9pt" fo:font-weight="bold"/>
    </style:style>
    <style:style style:parent-style-name="372" style:family="paragraph" style:name="P52">
      <style:text-properties/>
      <style:paragraph-properties/>
    </style:style>
    <style:style style:family="text" style:name="T54">
      <style:text-properties fo:font-family="Verdana" style:font-family-complex="Calibri" fo:font-size="9pt" fo:font-weight="bold"/>
    </style:style>
    <style:style style:parent-style-name="372" style:family="paragraph" style:name="P53">
      <style:text-properties/>
      <style:paragraph-properties/>
    </style:style>
    <style:style style:family="text" style:name="T55">
      <style:text-properties fo:font-family="Verdana" style:font-family-complex="Calibri" fo:font-size="9pt" fo:font-weight="bold"/>
    </style:style>
    <style:style style:parent-style-name="372" style:family="paragraph" style:name="P54">
      <style:paragraph-properties/>
    </style:style>
    <style:style style:family="text" style:name="T56">
      <style:text-properties style:font-family-asian="MS Gothic"/>
    </style:style>
    <style:style style:family="text" style:name="T57">
      <style:text-properties fo:font-family="Verdana" style:font-family-complex="Calibri" fo:font-size="9pt"/>
    </style:style>
    <style:style style:family="text" style:name="T58">
      <style:text-properties fo:font-family="Verdana" style:font-family-complex="Calibri" fo:font-size="9pt" fo:font-weight="bold"/>
    </style:style>
    <style:style style:family="text" style:name="T59">
      <style:text-properties fo:color="#7f7f7f" fo:font-family="Verdana" style:font-family-complex="Calibri" fo:font-size="9pt" fo:font-style="italic"/>
    </style:style>
    <style:style style:family="text" style:name="T60">
      <style:text-properties fo:color="#7f7f7f" fo:font-family="Verdana" style:font-family-complex="Calibri" fo:font-size="9pt" fo:font-style="italic"/>
    </style:style>
    <style:style style:family="text" style:name="T61">
      <style:text-properties fo:color="#7f7f7f" fo:font-family="Verdana" style:font-family-complex="Calibri" fo:font-size="9pt" fo:font-style="italic"/>
    </style:style>
    <style:style style:family="text" style:name="T62">
      <style:text-properties fo:color="#7f7f7f" fo:font-family="Verdana" style:font-family-complex="Calibri" fo:font-size="9pt" fo:font-style="italic"/>
    </style:style>
    <style:style style:family="text" style:name="T63">
      <style:text-properties fo:color="#7f7f7f" fo:font-family="Verdana" style:font-family-complex="Calibri" fo:font-size="9pt" fo:font-style="italic"/>
    </style:style>
    <style:style style:family="text" style:name="T64">
      <style:text-properties fo:color="#7f7f7f" fo:font-family="Verdana" style:font-family-complex="Calibri" fo:font-size="9pt" fo:font-style="italic"/>
    </style:style>
    <style:style style:family="text" style:name="T65">
      <style:text-properties fo:color="#7f7f7f" fo:font-family="Verdana" style:font-family-complex="Calibri" fo:font-size="9pt" fo:font-style="italic"/>
    </style:style>
    <style:style style:family="text" style:name="T66">
      <style:text-properties fo:color="#7f7f7f" fo:font-family="Verdana" style:font-family-complex="Calibri" fo:font-size="9pt" fo:font-style="italic"/>
    </style:style>
    <style:style style:parent-style-name="372" style:family="paragraph" style:name="P55">
      <style:paragraph-properties/>
    </style:style>
    <style:style style:family="text" style:name="T67">
      <style:text-properties style:font-family-asian="MS Gothic"/>
    </style:style>
    <style:style style:family="text" style:name="T68">
      <style:text-properties fo:font-family="Verdana" style:font-family-complex="Calibri" fo:font-size="9pt"/>
    </style:style>
    <style:style style:family="text" style:name="T69">
      <style:text-properties fo:font-family="Verdana" style:font-family-complex="Calibri" fo:font-size="9pt" fo:font-weight="bold"/>
    </style:style>
    <style:style style:family="text" style:name="T70">
      <style:text-properties fo:color="#7f7f7f" fo:font-family="Verdana" style:font-family-complex="Calibri" fo:font-size="9pt" fo:font-style="italic"/>
    </style:style>
    <style:style style:family="text" style:name="T71">
      <style:text-properties fo:color="#7f7f7f" fo:font-family="Verdana" style:font-family-complex="Calibri" fo:font-size="9pt" fo:font-style="italic"/>
    </style:style>
    <style:style style:family="text" style:name="T72">
      <style:text-properties fo:color="#7f7f7f" fo:font-family="Verdana" style:font-family-complex="Calibri" fo:font-size="9pt" fo:font-style="italic"/>
    </style:style>
    <style:style style:family="text" style:name="T73">
      <style:text-properties fo:color="#7f7f7f" fo:font-family="Verdana" style:font-family-complex="Calibri" fo:font-size="9pt" fo:font-style="italic"/>
    </style:style>
    <style:style style:family="text" style:name="T74">
      <style:text-properties fo:color="#7f7f7f" fo:font-family="Verdana" style:font-family-complex="Calibri" fo:font-size="9pt" fo:font-style="italic"/>
    </style:style>
    <style:style style:parent-style-name="372" style:family="paragraph" style:name="P56">
      <style:paragraph-properties/>
    </style:style>
    <style:style style:family="text" style:name="T75">
      <style:text-properties style:font-family-asian="MS Gothic"/>
    </style:style>
    <style:style style:family="text" style:name="T76">
      <style:text-properties fo:font-family="Verdana" style:font-family-complex="Calibri" fo:font-size="9pt"/>
    </style:style>
    <style:style style:family="text" style:name="T77">
      <style:text-properties fo:font-family="Verdana" style:font-family-complex="Calibri" fo:font-size="9pt" fo:font-weight="bold"/>
    </style:style>
    <style:style style:family="text" style:name="T78">
      <style:text-properties fo:color="#7f7f7f" fo:font-family="Verdana" style:font-family-complex="Calibri" fo:font-size="9pt" fo:font-style="italic"/>
    </style:style>
    <style:style style:family="text" style:name="T79">
      <style:text-properties fo:color="#7f7f7f" fo:font-family="Verdana" style:font-family-complex="Calibri" fo:font-size="9pt" fo:font-style="italic"/>
    </style:style>
    <style:style style:family="text" style:name="T80">
      <style:text-properties fo:color="#7f7f7f" fo:font-family="Verdana" style:font-family-complex="Calibri" fo:font-size="9pt" fo:font-style="italic"/>
    </style:style>
    <style:style style:parent-style-name="372" style:family="paragraph" style:name="P57">
      <style:text-properties/>
      <style:paragraph-properties/>
    </style:style>
    <style:style style:family="text" style:name="T81">
      <style:text-properties fo:color="#7f7f7f" fo:font-family="Verdana" style:font-family-complex="Calibri" fo:font-size="9pt" fo:font-style="italic" fo:font-weight="bold"/>
    </style:style>
    <style:style style:parent-style-name="372" style:family="paragraph" style:name="P58">
      <style:text-properties/>
      <style:paragraph-properties/>
    </style:style>
    <style:style style:family="text" style:name="T82">
      <style:text-properties fo:font-family="Verdana" style:font-family-complex="Calibri" fo:font-size="9pt" fo:font-weight="bold"/>
    </style:style>
    <style:style style:parent-style-name="372" style:family="paragraph" style:name="P59">
      <style:paragraph-properties/>
    </style:style>
    <style:style style:family="text" style:name="T83">
      <style:text-properties style:font-family-asian="MS Gothic"/>
    </style:style>
    <style:style style:family="text" style:name="T84">
      <style:text-properties fo:font-family="Verdana" style:font-family-complex="Calibri" fo:font-size="9pt"/>
    </style:style>
    <style:style style:family="text" style:name="T85">
      <style:text-properties fo:color="#7f7f7f" fo:font-family="Verdana" style:font-family-complex="Calibri" fo:font-size="9pt" fo:font-style="italic"/>
    </style:style>
    <style:style style:family="text" style:name="T86">
      <style:text-properties fo:color="#7f7f7f" fo:font-family="Verdana" style:font-family-complex="Calibri" fo:font-size="9pt" fo:font-style="italic"/>
    </style:style>
    <style:style style:family="text" style:name="T87">
      <style:text-properties fo:color="#7f7f7f" fo:font-family="Verdana" style:font-family-complex="Calibri" fo:font-size="9pt" fo:font-style="italic"/>
    </style:style>
    <style:style style:family="text" style:name="T88">
      <style:text-properties fo:color="#7f7f7f" fo:font-family="Verdana" style:font-family-complex="Calibri" fo:font-size="9pt" fo:font-style="italic"/>
    </style:style>
    <style:style style:parent-style-name="372" style:family="paragraph" style:name="P60">
      <style:paragraph-properties/>
    </style:style>
    <style:style style:family="text" style:name="T89">
      <style:text-properties style:font-family-asian="MS Gothic"/>
    </style:style>
    <style:style style:family="text" style:name="T90">
      <style:text-properties fo:font-family="Verdana" style:font-family-complex="Calibri" fo:font-size="9pt"/>
    </style:style>
    <style:style style:family="text" style:name="T91">
      <style:text-properties fo:color="#7f7f7f" fo:font-family="Verdana" style:font-family-complex="Calibri" fo:font-size="9pt" fo:font-style="italic"/>
    </style:style>
    <style:style style:family="text" style:name="T92">
      <style:text-properties fo:color="#7f7f7f" fo:font-family="Verdana" style:font-family-complex="Calibri" fo:font-size="9pt" fo:font-style="italic"/>
    </style:style>
    <style:style style:family="text" style:name="T93">
      <style:text-properties fo:color="#7f7f7f" fo:font-family="Verdana" style:font-family-complex="Calibri" fo:font-size="9pt" fo:font-style="italic"/>
    </style:style>
    <style:style style:parent-style-name="372" style:family="paragraph" style:name="P61">
      <style:paragraph-properties/>
    </style:style>
    <style:style style:family="text" style:name="T94">
      <style:text-properties style:font-family-asian="MS Gothic"/>
    </style:style>
    <style:style style:family="text" style:name="T95">
      <style:text-properties fo:font-family="Verdana" style:font-family-complex="Calibri" fo:font-size="9pt"/>
    </style:style>
    <style:style style:family="text" style:name="T96">
      <style:text-properties fo:color="#7f7f7f" fo:font-family="Verdana" style:font-family-complex="Calibri" fo:font-size="9pt" fo:font-style="italic"/>
    </style:style>
    <style:style style:family="text" style:name="T97">
      <style:text-properties fo:color="#7f7f7f" fo:font-family="Verdana" style:font-family-complex="Calibri" fo:font-size="9pt" fo:font-style="italic"/>
    </style:style>
    <style:style style:family="text" style:name="T98">
      <style:text-properties fo:color="#7f7f7f" fo:font-family="Verdana" style:font-family-complex="Calibri" fo:font-size="9pt" fo:font-style="italic"/>
    </style:style>
    <style:style style:parent-style-name="372" style:family="paragraph" style:name="P62">
      <style:paragraph-properties/>
    </style:style>
    <style:style style:family="text" style:name="T99">
      <style:text-properties fo:font-family="Segoe UI Symbol" style:font-family-asian="MS Gothic" style:font-family-complex="Segoe UI Symbol"/>
    </style:style>
    <style:style style:family="text" style:name="T100">
      <style:text-properties fo:font-family="Verdana" style:font-family-complex="Calibri" fo:font-size="9pt"/>
    </style:style>
    <style:style style:family="text" style:name="T101">
      <style:text-properties fo:font-family="Verdana" style:font-family-complex="Calibri" fo:font-size="9pt"/>
    </style:style>
    <style:style style:family="text" style:name="T102">
      <style:text-properties fo:color="#808080" fo:font-family="Verdana" style:font-family-complex="Calibri" fo:font-size="9pt" fo:font-style="italic"/>
    </style:style>
    <style:style style:family="text" style:name="T103">
      <style:text-properties fo:color="#808080" fo:font-family="Verdana" style:font-family-complex="Calibri" fo:font-size="9pt" fo:font-style="italic"/>
    </style:style>
    <style:style style:family="text" style:name="T104">
      <style:text-properties fo:font-family="Verdana" style:font-family-complex="Calibri" fo:font-size="9pt"/>
    </style:style>
    <style:style style:parent-style-name="372" style:family="paragraph" style:name="P63">
      <style:text-properties/>
      <style:paragraph-properties/>
    </style:style>
    <style:style style:family="text" style:name="T105">
      <style:text-properties fo:font-family="Verdana" style:font-family-complex="Calibri" fo:font-size="9pt" fo:font-weight="bold"/>
    </style:style>
    <style:style style:parent-style-name="378" style:family="paragraph" style:name="P64">
      <style:paragraph-properties fo:line-height="200%" fo:margin-left="1cm" fo:margin-right="0cm" fo:text-indent="0.9984cm"/>
    </style:style>
    <style:style style:family="text" style:name="T106">
      <style:text-properties fo:font-family="Verdana" style:font-family-complex="Calibri" fo:font-size="11pt"/>
    </style:style>
    <style:style style:family="text" style:name="T107">
      <style:text-properties fo:color="#7f7f7f" fo:font-family="Verdana" style:font-family-asian="Calibri" style:font-family-complex="Calibri" fo:font-size="9pt" fo:font-style="italic" fo:font-weight="normal"/>
    </style:style>
    <style:style style:parent-style-name="372" style:family="paragraph" style:name="P65">
      <style:text-properties/>
      <style:paragraph-properties/>
    </style:style>
    <style:style style:family="text" style:name="T108">
      <style:text-properties fo:color="#7f7f7f" fo:font-family="Verdana" style:font-family-asian="Calibri" style:font-family-complex="Calibri" fo:font-size="9pt" fo:font-style="italic" fo:font-weight="bold"/>
    </style:style>
    <style:style style:parent-style-name="387" style:list-style-name="WWNum2" style:family="paragraph" style:name="P66">
      <style:text-properties/>
      <style:paragraph-properties fo:line-height="100%" fo:margin-left="1cm" fo:margin-right="0cm" fo:text-indent="0.9984cm" fo:margin-top="0pt" fo:margin-bottom="0pt"/>
    </style:style>
    <style:style style:family="text" style:name="T109">
      <style:text-properties fo:font-family="Verdana" style:font-family-complex="Calibri" fo:font-size="9pt" fo:font-weight="bold"/>
    </style:style>
    <style:style style:parent-style-name="372" style:family="paragraph" style:name="P67">
      <style:text-properties/>
      <style:paragraph-properties fo:margin-left="2cm" fo:margin-right="0cm" fo:text-indent="0.9984cm"/>
    </style:style>
    <style:style style:family="text" style:name="T110">
      <style:text-properties fo:font-family="Verdana" style:font-family-complex="Calibri" fo:font-size="9pt" fo:font-weight="bold"/>
    </style:style>
    <style:style style:parent-style-name="372" style:family="paragraph" style:name="P68">
      <style:text-properties/>
      <style:paragraph-properties fo:margin-left="2cm" fo:margin-right="0cm" fo:text-indent="0.9984cm"/>
    </style:style>
    <style:style style:family="text" style:name="T111">
      <style:text-properties fo:font-family="Verdana" style:font-family-complex="Calibri" fo:font-size="9pt"/>
    </style:style>
    <style:style style:parent-style-name="387" style:list-style-name="WWNum2" style:family="paragraph" style:name="P69">
      <style:paragraph-properties fo:line-height="100%" fo:margin-left="1cm" fo:margin-right="0cm" fo:text-indent="0.9984cm" fo:margin-top="0pt" fo:margin-bottom="0pt"/>
    </style:style>
    <style:style style:family="text" style:name="T112">
      <style:text-properties fo:font-family="Verdana" style:font-family-complex="Calibri" fo:font-size="9pt" fo:font-weight="bold"/>
    </style:style>
    <style:style style:family="text" style:name="T113">
      <style:text-properties fo:font-family="Verdana" style:font-family-complex="Calibri" fo:font-size="9pt" fo:font-weight="bold"/>
    </style:style>
    <style:style style:family="text" style:name="T114">
      <style:text-properties fo:font-family="Verdana" style:font-family-complex="Calibri" fo:font-size="9pt" fo:font-weight="bold"/>
    </style:style>
    <style:style style:family="text" style:name="T115">
      <style:text-properties fo:color="#7f7f7f" fo:font-family="Verdana" style:font-family-complex="Calibri" fo:font-size="8pt" fo:font-style="italic"/>
    </style:style>
    <style:style style:family="text" style:name="T116">
      <style:text-properties fo:color="#7f7f7f" fo:font-family="Verdana" style:font-family-complex="Calibri" fo:font-size="8pt" fo:font-style="italic"/>
    </style:style>
    <style:style style:family="text" style:name="T117">
      <style:text-properties fo:color="#7f7f7f" fo:font-family="Verdana" style:font-family-complex="Calibri" fo:font-size="8pt" fo:font-style="italic"/>
    </style:style>
    <style:style style:family="text" style:name="T118">
      <style:text-properties fo:font-family="Verdana" style:font-family-complex="Calibri" fo:font-size="9pt" fo:font-weight="bold"/>
    </style:style>
    <style:style style:parent-style-name="372" style:family="paragraph" style:name="P70">
      <style:text-properties/>
      <style:paragraph-properties fo:margin-left="2cm" fo:margin-right="0cm" fo:text-indent="0.9984cm"/>
    </style:style>
    <style:style style:family="text" style:name="T119">
      <style:text-properties fo:font-family="Verdana" style:font-family-complex="Calibri" fo:font-size="9pt" fo:font-weight="bold"/>
    </style:style>
    <style:style style:parent-style-name="372" style:family="paragraph" style:name="P71">
      <style:text-properties/>
      <style:paragraph-properties fo:margin-left="2cm" fo:margin-right="0cm" fo:text-indent="0.9984cm"/>
    </style:style>
    <style:style style:family="text" style:name="T120">
      <style:text-properties fo:font-family="Verdana" style:font-family-complex="Calibri" fo:font-size="9pt"/>
    </style:style>
    <style:style style:parent-style-name="387" style:list-style-name="WWNum2" style:family="paragraph" style:name="P72">
      <style:text-properties/>
      <style:paragraph-properties fo:line-height="100%" fo:margin-left="1cm" fo:margin-right="0cm" fo:text-indent="0.9984cm" fo:margin-top="0pt" fo:margin-bottom="0pt"/>
    </style:style>
    <style:style style:family="text" style:name="T121">
      <style:text-properties fo:font-family="Verdana" style:font-family-complex="Calibri" fo:font-size="9pt" fo:font-weight="bold"/>
    </style:style>
    <style:style style:parent-style-name="387" style:family="paragraph" style:name="P73">
      <style:text-properties/>
      <style:paragraph-properties fo:line-height="100%" fo:margin-left="1cm" fo:margin-right="0cm" fo:text-indent="0cm" fo:margin-top="0pt" fo:margin-bottom="0pt"/>
    </style:style>
    <style:style style:family="text" style:name="T122">
      <style:text-properties fo:font-family="Verdana" style:font-family-complex="Calibri" fo:font-size="9pt" fo:font-weight="bold"/>
    </style:style>
    <style:style style:parent-style-name="372" style:family="paragraph" style:name="P74">
      <style:text-properties/>
      <style:paragraph-properties fo:margin-left="2cm" fo:margin-right="0cm" fo:text-indent="0.9984cm"/>
    </style:style>
    <style:style style:family="text" style:name="T123">
      <style:text-properties fo:font-family="Verdana" style:font-family-complex="Calibri" fo:font-size="9pt"/>
    </style:style>
    <style:style style:parent-style-name="387" style:list-style-name="WWNum2" style:family="paragraph" style:name="P75">
      <style:text-properties/>
      <style:paragraph-properties fo:line-height="100%" fo:margin-left="1cm" fo:margin-right="0cm" fo:text-indent="0.9984cm" fo:margin-top="0pt" fo:margin-bottom="0pt"/>
    </style:style>
    <style:style style:family="text" style:name="T124">
      <style:text-properties fo:font-family="Verdana" style:font-family-complex="Calibri" fo:font-size="9pt" fo:font-weight="bold"/>
    </style:style>
    <style:style style:parent-style-name="387" style:family="paragraph" style:name="P76">
      <style:paragraph-properties fo:line-height="100%" fo:margin-left="0cm" fo:margin-right="0cm" fo:text-indent="1cm" fo:margin-top="0pt" fo:margin-bottom="0pt"/>
    </style:style>
    <style:style style:family="text" style:name="T125">
      <style:text-properties fo:color="#7f7f7f" fo:font-family="Verdana" style:font-family-complex="Calibri" fo:font-size="8pt" fo:font-style="italic"/>
    </style:style>
    <style:style style:parent-style-name="387" style:family="paragraph" style:name="P77">
      <style:paragraph-properties fo:line-height="100%" fo:margin-left="1cm" fo:margin-right="0cm" fo:text-indent="0cm" fo:margin-top="0pt" fo:margin-bottom="0pt"/>
    </style:style>
    <style:style style:family="text" style:name="T126">
      <style:text-properties fo:color="#7f7f7f" fo:font-family="Verdana" style:font-family-complex="Calibri" fo:font-size="8pt" fo:font-style="italic"/>
    </style:style>
    <style:style style:family="text" style:name="T127">
      <style:text-properties fo:color="#7f7f7f" fo:font-family="Verdana" style:font-family-complex="Calibri" fo:font-size="8pt" fo:font-style="italic"/>
    </style:style>
    <style:style style:parent-style-name="372" style:family="paragraph" style:name="P78">
      <style:text-properties/>
      <style:paragraph-properties fo:margin-left="2cm" fo:margin-right="0cm" fo:text-indent="0.9984cm"/>
    </style:style>
    <style:style style:family="text" style:name="T128">
      <style:text-properties fo:color="#7f7f7f" fo:font-family="Verdana" style:font-family-complex="Calibri" fo:font-size="9pt" fo:font-style="italic"/>
    </style:style>
    <style:style style:parent-style-name="387" style:list-style-name="WWNum2" style:family="paragraph" style:name="P79">
      <style:text-properties/>
      <style:paragraph-properties fo:line-height="100%" fo:margin-left="1cm" fo:margin-right="0cm" fo:text-indent="0.9984cm" fo:margin-top="0pt" fo:margin-bottom="0pt"/>
    </style:style>
    <style:style style:family="text" style:name="T129">
      <style:text-properties fo:font-family="Verdana" style:font-family-complex="Calibri" fo:font-size="9pt" fo:font-weight="bold"/>
    </style:style>
    <style:style style:parent-style-name="387" style:family="paragraph" style:name="P80">
      <style:paragraph-properties fo:line-height="100%" fo:margin-left="0cm" fo:margin-right="0cm" fo:text-indent="0cm" fo:margin-top="0pt" fo:margin-bottom="0pt"/>
    </style:style>
    <style:style style:family="text" style:name="T130">
      <style:text-properties fo:color="#7f7f7f" fo:font-family="Verdana" style:font-family-complex="Calibri" fo:font-size="8pt" fo:font-style="italic"/>
    </style:style>
    <style:style style:parent-style-name="372" style:family="paragraph" style:name="P81">
      <style:paragraph-properties fo:margin-left="2cm" fo:margin-right="0cm" fo:text-indent="0.9984cm"/>
    </style:style>
    <style:style style:family="text" style:name="T131">
      <style:text-properties fo:font-family="Verdana" style:font-family-complex="Calibri" fo:font-size="9pt"/>
    </style:style>
    <style:style style:family="text" style:name="T132">
      <style:text-properties fo:font-family="Calibri" style:font-family-complex="Calibri"/>
    </style:style>
    <style:style style:parent-style-name="372" style:family="paragraph" style:name="P82">
      <style:paragraph-properties fo:margin-left="2cm" fo:margin-right="0cm" fo:text-indent="0.9984cm"/>
    </style:style>
    <style:style style:family="text" style:name="T133">
      <style:text-properties fo:font-family="Calibri" style:font-family-complex="Calibri"/>
    </style:style>
    <style:style style:parent-style-name="372" style:family="paragraph" style:name="P83">
      <style:text-properties/>
      <style:paragraph-properties fo:margin-left="2cm" fo:margin-right="0cm" fo:text-indent="0.9984cm"/>
    </style:style>
    <style:style style:family="text" style:name="T134">
      <style:text-properties fo:font-family="Calibri" style:font-family-complex="Calibri"/>
    </style:style>
    <style:style style:parent-style-name="387" style:list-style-name="WWNum2" style:family="paragraph" style:name="P84">
      <style:text-properties/>
      <style:paragraph-properties fo:line-height="100%" fo:margin-left="1cm" fo:margin-right="0cm" fo:text-indent="0.9984cm" fo:margin-top="0pt" fo:margin-bottom="0pt"/>
    </style:style>
    <style:style style:family="text" style:name="T135">
      <style:text-properties fo:font-family="Verdana" style:font-family-complex="Calibri" fo:font-size="9pt" fo:font-weight="bold"/>
    </style:style>
    <style:style style:parent-style-name="387" style:family="paragraph" style:name="P85">
      <style:paragraph-properties fo:line-height="100%" fo:margin-left="1cm" fo:margin-right="0cm" fo:text-indent="0cm" fo:margin-top="0pt" fo:margin-bottom="0pt"/>
    </style:style>
    <style:style style:family="text" style:name="T136">
      <style:text-properties fo:color="#7f7f7f" fo:font-family="Verdana" style:font-family-complex="Calibri" fo:font-size="8pt" fo:font-style="italic"/>
    </style:style>
    <style:style style:parent-style-name="387" style:family="paragraph" style:name="P86">
      <style:paragraph-properties fo:line-height="100%" fo:margin-left="1cm" fo:margin-right="0cm" fo:text-indent="0cm" fo:margin-top="0pt" fo:margin-bottom="0pt"/>
    </style:style>
    <style:style style:family="text" style:name="T137">
      <style:text-properties fo:color="#7f7f7f" fo:font-family="Verdana" style:font-family-complex="Calibri" fo:font-size="8pt" fo:font-style="italic"/>
    </style:style>
    <style:style style:family="text" style:name="T138">
      <style:text-properties fo:color="#7f7f7f" fo:font-family="Verdana" style:font-family-complex="Calibri" fo:font-size="8pt" fo:font-style="italic"/>
    </style:style>
    <style:style style:family="text" style:name="T139">
      <style:text-properties fo:color="#7f7f7f" fo:font-family="Verdana" style:font-family-complex="Calibri" fo:font-size="8pt" fo:font-style="italic"/>
    </style:style>
    <style:style style:family="text" style:name="T140">
      <style:text-properties fo:color="#7f7f7f" fo:font-family="Verdana" style:font-family-complex="Calibri" fo:font-size="8pt" fo:font-style="italic" fo:font-weight="bold"/>
    </style:style>
    <style:style style:family="text" style:name="T141">
      <style:text-properties fo:color="#7f7f7f" fo:font-family="Verdana" style:font-family-complex="Calibri" fo:font-size="8pt" fo:font-style="italic"/>
    </style:style>
    <style:style style:parent-style-name="387" style:family="paragraph" style:name="P87">
      <style:paragraph-properties fo:line-height="100%" fo:margin-left="1cm" fo:margin-right="0cm" fo:text-indent="0cm" fo:margin-top="0pt" fo:margin-bottom="0pt"/>
    </style:style>
    <style:style style:family="text" style:name="T142">
      <style:text-properties fo:color="#7f7f7f" fo:font-family="Verdana" style:font-family-complex="Calibri" fo:font-size="8pt" fo:font-style="italic"/>
    </style:style>
    <style:style style:parent-style-name="372" style:family="paragraph" style:name="P88">
      <style:text-properties/>
      <style:paragraph-properties/>
    </style:style>
    <style:style style:family="text" style:name="T143">
      <style:text-properties fo:color="#7f7f7f" fo:font-family="Verdana" style:font-family-complex="Calibri" fo:font-size="9pt" fo:font-style="italic"/>
    </style:style>
    <style:style style:parent-style-name="372" style:family="paragraph" style:name="P89">
      <style:text-properties/>
      <style:paragraph-properties fo:margin-left="2cm" fo:margin-right="0cm" fo:text-indent="0.9984cm"/>
    </style:style>
    <style:style style:family="text" style:name="T144">
      <style:text-properties fo:font-family="Verdana" style:font-family-complex="Calibri" fo:font-size="9pt"/>
    </style:style>
    <style:style style:parent-style-name="387" style:list-style-name="WWNum2" style:family="paragraph" style:name="P90">
      <style:text-properties/>
      <style:paragraph-properties fo:line-height="100%" fo:margin-left="1cm" fo:margin-right="0cm" fo:text-indent="0.9984cm" fo:margin-top="0pt" fo:margin-bottom="0pt"/>
    </style:style>
    <style:style style:family="text" style:name="T145">
      <style:text-properties fo:font-family="Verdana" style:font-family-complex="Calibri" fo:font-size="9pt" fo:font-weight="bold"/>
    </style:style>
    <style:style style:parent-style-name="387" style:family="paragraph" style:name="P91">
      <style:paragraph-properties fo:line-height="100%" fo:margin-left="1cm" fo:margin-right="0cm" fo:text-indent="0cm" fo:margin-top="0pt" fo:margin-bottom="0pt"/>
    </style:style>
    <style:style style:family="text" style:name="T146">
      <style:text-properties fo:color="#7f7f7f" fo:font-family="Verdana" style:font-family-complex="Calibri" fo:font-size="8pt" fo:font-style="italic"/>
    </style:style>
    <style:style style:family="text" style:name="T147">
      <style:text-properties fo:color="#7f7f7f" fo:font-family="Verdana" style:font-family-complex="Calibri" fo:font-size="8pt" fo:font-style="italic"/>
    </style:style>
    <style:style style:family="text" style:name="T148">
      <style:text-properties fo:color="#7f7f7f" fo:font-family="Verdana" style:font-family-complex="Calibri" fo:font-size="8pt" fo:font-style="italic"/>
    </style:style>
    <style:style style:parent-style-name="372" style:family="paragraph" style:name="P92">
      <style:text-properties/>
      <style:paragraph-properties fo:margin-left="2cm" fo:margin-right="0cm" fo:text-indent="0.9984cm"/>
    </style:style>
    <style:style style:family="text" style:name="T149">
      <style:text-properties fo:color="#7f7f7f" fo:font-family="Verdana" style:font-family-complex="Calibri" fo:font-size="9pt" fo:font-style="italic"/>
    </style:style>
    <style:style style:parent-style-name="372" style:family="paragraph" style:name="P93">
      <style:text-properties/>
      <style:paragraph-properties fo:margin-left="2cm" fo:margin-right="0cm" fo:text-indent="0.9984cm"/>
    </style:style>
    <style:style style:family="text" style:name="T150">
      <style:text-properties fo:font-family="Verdana" style:font-family-complex="Calibri" fo:font-size="9pt"/>
    </style:style>
    <style:style style:parent-style-name="387" style:list-style-name="WWNum2" style:family="paragraph" style:name="P94">
      <style:paragraph-properties fo:line-height="100%" fo:margin-left="1cm" fo:margin-right="0cm" fo:text-indent="0.9984cm" fo:margin-top="0pt" fo:margin-bottom="0pt"/>
    </style:style>
    <style:style style:family="text" style:name="T151">
      <style:text-properties fo:font-family="Verdana" style:font-family-complex="Calibri" fo:font-size="9pt" fo:font-weight="bold"/>
    </style:style>
    <style:style style:family="text" style:name="T152">
      <style:text-properties fo:font-family="Verdana" style:font-family-complex="Calibri" fo:font-size="9pt"/>
    </style:style>
    <style:style style:family="text" style:name="T153">
      <style:text-properties fo:color="#7f7f7f" fo:font-family="Verdana" style:font-family-complex="Calibri" fo:font-size="8pt" fo:font-style="italic"/>
    </style:style>
    <style:style style:parent-style-name="372" style:family="paragraph" style:name="P95">
      <style:text-properties/>
      <style:paragraph-properties fo:break-before="page"/>
    </style:style>
    <style:style style:family="text" style:name="T154">
      <style:text-properties fo:font-family="Verdana" style:font-family-complex="Calibri" fo:font-size="9pt" fo:font-weight="bold"/>
    </style:style>
    <style:style style:parent-style-name="378" style:family="paragraph" style:name="P96">
      <style:paragraph-properties fo:margin-left="1cm" fo:margin-right="0cm" fo:text-indent="0.9984cm" fo:margin-top="12pt" fo:margin-bottom="0pt"/>
    </style:style>
    <style:style style:family="text" style:name="T155">
      <style:text-properties fo:font-family="Calibri" style:font-family-complex="Calibri" fo:font-size="14pt"/>
    </style:style>
    <style:style style:family="text" style:name="T156">
      <style:text-properties fo:font-family="Calibri" style:font-family-complex="Calibri" fo:font-size="14pt"/>
    </style:style>
    <style:style style:family="text" style:name="T157">
      <style:text-properties fo:color="#ff0000" fo:font-family="Verdana" style:font-family-asian="Calibri" style:font-family-complex="Calibri" fo:font-size="9pt" fo:font-style="italic" fo:font-weight="normal"/>
    </style:style>
    <style:style style:family="text" style:name="T158">
      <style:text-properties fo:color="#ff0000" fo:font-family="Verdana" style:font-family-asian="Calibri" style:font-family-complex="Calibri" fo:font-size="9pt" fo:font-style="italic" fo:font-weight="normal"/>
    </style:style>
    <style:style style:family="text" style:name="T159">
      <style:text-properties fo:color="#ff0000" fo:font-family="Verdana" style:font-family-asian="Calibri" style:font-family-complex="Calibri" fo:font-size="9pt" fo:font-style="italic" fo:font-weight="normal"/>
    </style:style>
    <style:style style:family="text" style:name="T160">
      <style:text-properties fo:font-family="Calibri" style:font-family-complex="Calibri" fo:font-size="14pt"/>
    </style:style>
    <style:style style:parent-style-name="387" style:family="paragraph" style:name="P97">
      <style:text-properties/>
      <style:paragraph-properties fo:line-height="100%" fo:margin-left="1cm" fo:margin-right="0cm" fo:text-indent="0cm" fo:margin-top="0pt" fo:margin-bottom="0pt"/>
    </style:style>
    <style:style style:family="text" style:name="T161">
      <style:text-properties/>
    </style:style>
    <style:style style:parent-style-name="387" style:list-style-name="WWNum2" style:family="paragraph" style:name="P98">
      <style:paragraph-properties fo:line-height="100%" fo:margin-left="1cm" fo:margin-right="0cm" fo:text-indent="0.9984cm" fo:margin-top="0pt" fo:margin-bottom="0pt"/>
    </style:style>
    <style:style style:family="text" style:name="T162">
      <style:text-properties fo:font-family="Verdana" style:font-family-complex="Calibri" fo:font-size="9pt" fo:font-weight="bold"/>
    </style:style>
    <style:style style:parent-style-name="387" style:family="paragraph" style:name="P99">
      <style:paragraph-properties fo:line-height="100%" fo:margin-left="1cm" fo:margin-right="0cm" fo:text-indent="0cm" fo:margin-top="0pt" fo:margin-bottom="0pt"/>
    </style:style>
    <style:style style:family="text" style:name="T163">
      <style:text-properties fo:color="#7f7f7f" fo:font-family="Verdana" style:font-family-complex="Calibri" fo:font-size="8pt" fo:font-style="italic"/>
    </style:style>
    <style:style style:parent-style-name="387" style:family="paragraph" style:name="P100">
      <style:text-properties/>
      <style:paragraph-properties fo:line-height="100%" fo:margin-left="0cm" fo:margin-right="0cm" fo:text-indent="0cm" fo:margin-top="0pt" fo:margin-bottom="0pt"/>
    </style:style>
    <style:style style:family="text" style:name="T164">
      <style:text-properties style:font-family-complex="Calibri"/>
    </style:style>
    <style:style style:parent-style-name="387" style:list-style-name="WWNum2" style:family="paragraph" style:name="P101">
      <style:paragraph-properties fo:line-height="100%" fo:margin-left="1cm" fo:margin-right="0cm" fo:text-indent="0.9984cm" fo:margin-top="0pt" fo:margin-bottom="0pt"/>
    </style:style>
    <style:style style:family="text" style:name="T165">
      <style:text-properties style:font-family-complex="Calibri" fo:font-weight="bold"/>
    </style:style>
    <style:style style:parent-style-name="387" style:family="paragraph" style:name="P102">
      <style:paragraph-properties fo:line-height="100%" fo:margin-left="1cm" fo:margin-right="0cm" fo:text-indent="0cm" fo:margin-top="0pt" fo:margin-bottom="0pt"/>
    </style:style>
    <style:style style:family="text" style:name="T166">
      <style:text-properties fo:color="#7f7f7f" fo:font-family="Verdana" style:font-family-complex="Calibri" fo:font-size="8pt" fo:font-style="italic"/>
    </style:style>
    <style:style style:parent-style-name="387" style:family="paragraph" style:name="P103">
      <style:text-properties/>
      <style:paragraph-properties fo:margin-left="1cm" fo:margin-right="0cm" fo:text-indent="0cm"/>
    </style:style>
    <style:style style:family="text" style:name="T167">
      <style:text-properties fo:color="#7f7f7f" fo:font-family="Verdana" style:font-family-complex="Calibri" fo:font-size="8pt" fo:font-style="italic"/>
    </style:style>
    <style:style style:parent-style-name="387" style:family="paragraph" style:name="P104">
      <style:paragraph-properties fo:margin-left="1cm" fo:margin-right="0cm" fo:text-indent="0cm"/>
    </style:style>
    <style:style style:family="text" style:name="T168">
      <style:text-properties fo:color="#7f7f7f" fo:font-family="Verdana" style:font-family-complex="Calibri" fo:font-size="8pt" fo:font-style="italic"/>
    </style:style>
    <style:style style:family="text" style:name="T169">
      <style:text-properties fo:color="#7f7f7f" fo:font-family="Verdana" style:font-family-complex="Calibri" fo:font-size="8pt" fo:font-style="italic"/>
    </style:style>
    <style:style style:parent-style-name="387" style:family="paragraph" style:name="P105">
      <style:text-properties/>
      <style:paragraph-properties fo:margin-left="1cm" fo:margin-right="0cm" fo:text-indent="0cm"/>
    </style:style>
    <style:style style:family="text" style:name="T170">
      <style:text-properties fo:color="#7f7f7f" fo:font-family="Verdana" style:font-family-complex="Calibri" fo:font-size="8pt" fo:font-style="italic"/>
    </style:style>
    <style:style style:parent-style-name="387" style:family="paragraph" style:name="P106">
      <style:paragraph-properties fo:margin-left="1cm" fo:margin-right="0cm" fo:text-indent="0cm"/>
    </style:style>
    <style:style style:family="text" style:name="T171">
      <style:text-properties fo:color="#7f7f7f" fo:font-family="Verdana" style:font-family-complex="Calibri" fo:font-size="8pt" fo:font-style="italic"/>
    </style:style>
    <style:style style:parent-style-name="387" style:family="paragraph" style:name="P107">
      <style:text-properties/>
      <style:paragraph-properties fo:line-height="100%" fo:margin-left="0cm" fo:margin-right="0cm" fo:text-indent="0cm" fo:margin-top="0pt" fo:margin-bottom="0pt"/>
    </style:style>
    <style:style style:family="text" style:name="T172">
      <style:text-properties fo:color="#7f7f7f" fo:font-family="Verdana" style:font-family-complex="Calibri" fo:font-size="8pt" fo:font-style="italic"/>
    </style:style>
    <style:style style:parent-style-name="387" style:list-style-name="WWNum2" style:family="paragraph" style:name="P108">
      <style:paragraph-properties fo:line-height="100%" fo:margin-left="1cm" fo:margin-right="0cm" fo:text-indent="0.9984cm" fo:margin-top="0pt" fo:margin-bottom="0pt"/>
    </style:style>
    <style:style style:family="text" style:name="T173">
      <style:text-properties style:font-family-complex="Calibri" fo:font-weight="bold"/>
    </style:style>
    <style:style style:family="text" style:name="T174">
      <style:text-properties fo:color="#7f7f7f" fo:font-family="Verdana" style:font-family-complex="Calibri" fo:font-size="8pt" fo:font-style="italic"/>
    </style:style>
    <style:style style:parent-style-name="387" style:family="paragraph" style:name="P109">
      <style:paragraph-properties fo:margin-left="1cm" fo:margin-right="0cm" fo:text-indent="0cm"/>
    </style:style>
    <style:style style:family="text" style:name="T175">
      <style:text-properties fo:color="#7f7f7f" fo:font-family="Verdana" style:font-family-complex="Calibri" fo:font-size="8pt" fo:font-style="italic"/>
    </style:style>
    <style:style style:family="text" style:name="T176">
      <style:text-properties fo:color="#7f7f7f" fo:font-family="Verdana" style:font-family-complex="Calibri" fo:font-size="8pt" fo:font-style="italic"/>
    </style:style>
    <style:style style:parent-style-name="387" style:family="paragraph" style:name="P110">
      <style:paragraph-properties fo:margin-left="1cm" fo:margin-right="0cm" fo:text-indent="0cm"/>
    </style:style>
    <style:style style:family="text" style:name="T177">
      <style:text-properties fo:color="#7f7f7f" fo:font-family="Verdana" style:font-family-complex="Calibri" fo:font-size="8pt" fo:font-style="italic"/>
    </style:style>
    <style:style style:family="text" style:name="T178">
      <style:text-properties fo:color="#7f7f7f" fo:font-family="Verdana" style:font-family-complex="Calibri" fo:font-size="8pt" fo:font-style="italic"/>
    </style:style>
    <style:style style:family="text" style:name="T179">
      <style:text-properties fo:color="#7f7f7f" fo:font-family="Verdana" style:font-family-complex="Calibri" fo:font-size="8pt" fo:font-style="italic"/>
    </style:style>
    <style:style style:family="text" style:name="T180">
      <style:text-properties fo:color="#7f7f7f" fo:font-family="Verdana" style:font-family-complex="Calibri" fo:font-size="8pt" fo:font-style="italic"/>
    </style:style>
    <style:style style:parent-style-name="387" style:family="paragraph" style:name="P111">
      <style:paragraph-properties fo:margin-left="1cm" fo:margin-right="0cm" fo:text-indent="0cm"/>
    </style:style>
    <style:style style:family="text" style:name="T181">
      <style:text-properties fo:color="#7f7f7f" fo:font-family="Verdana" style:font-family-complex="Calibri" fo:font-size="8pt" fo:font-style="italic"/>
    </style:style>
    <style:style style:family="text" style:name="T182">
      <style:text-properties fo:color="#7f7f7f" fo:font-family="Verdana" style:font-family-complex="Calibri" fo:font-size="8pt" fo:font-style="italic"/>
    </style:style>
    <style:style style:parent-style-name="387" style:family="paragraph" style:name="P112">
      <style:text-properties/>
      <style:paragraph-properties fo:line-height="100%" fo:margin-left="0cm" fo:margin-right="0cm" fo:text-indent="0cm" fo:margin-top="0pt" fo:margin-bottom="0pt"/>
    </style:style>
    <style:style style:family="text" style:name="T183">
      <style:text-properties fo:color="#7f7f7f" fo:font-family="Verdana" style:font-family-complex="Calibri" fo:font-size="8pt" fo:font-style="italic"/>
    </style:style>
    <style:style style:parent-style-name="387" style:family="paragraph" style:name="P113">
      <style:text-properties/>
      <style:paragraph-properties fo:line-height="100%" fo:margin-left="1cm" fo:margin-right="0cm" fo:text-indent="0cm" fo:margin-top="0pt" fo:margin-bottom="0pt"/>
    </style:style>
    <style:style style:family="text" style:name="T184">
      <style:text-properties fo:color="#7f7f7f" fo:font-family="Verdana" style:font-family-complex="Calibri" fo:font-size="8pt" fo:font-style="italic"/>
    </style:style>
    <style:style style:parent-style-name="387" style:family="paragraph" style:name="P114">
      <style:paragraph-properties fo:line-height="100%" fo:margin-left="1cm" fo:margin-right="0cm" fo:text-indent="0cm" fo:margin-top="0pt" fo:margin-bottom="0pt"/>
    </style:style>
    <style:style style:family="text" style:name="T185">
      <style:text-properties fo:color="#7f7f7f" fo:font-family="Verdana" style:font-family-complex="Calibri" fo:font-size="8pt" fo:font-style="italic"/>
    </style:style>
    <style:style style:parent-style-name="387" style:family="paragraph" style:name="P115">
      <style:paragraph-properties fo:line-height="100%" fo:margin-left="2.501cm" fo:margin-right="0cm" fo:text-indent="1.499cm" fo:margin-top="0pt" fo:margin-bottom="0pt"/>
    </style:style>
    <style:style style:family="text" style:name="T186">
      <style:text-properties fo:color="#7f7f7f" fo:font-family="Verdana" style:font-family-complex="Calibri" fo:font-size="8pt" fo:font-style="italic"/>
    </style:style>
    <style:style style:parent-style-name="387" style:family="paragraph" style:name="P116">
      <style:paragraph-properties fo:line-height="100%" fo:margin-left="1cm" fo:margin-right="0cm" fo:text-indent="0cm" fo:margin-top="0pt" fo:margin-bottom="0pt"/>
    </style:style>
    <style:style style:family="text" style:name="T187">
      <style:text-properties fo:color="#7f7f7f" fo:font-family="Verdana" style:font-family-complex="Calibri" fo:font-size="8pt" fo:font-style="italic"/>
    </style:style>
    <style:style style:parent-style-name="387" style:family="paragraph" style:name="P117">
      <style:paragraph-properties fo:line-height="100%" fo:margin-left="1cm" fo:margin-right="0cm" fo:text-indent="0cm" fo:margin-top="0pt" fo:margin-bottom="0pt"/>
    </style:style>
    <style:style style:family="text" style:name="T188">
      <style:text-properties fo:color="#7f7f7f" fo:font-family="Verdana" style:font-family-complex="Calibri" fo:font-size="8pt" fo:font-style="italic"/>
    </style:style>
    <style:style style:parent-style-name="387" style:family="paragraph" style:name="P118">
      <style:paragraph-properties fo:line-height="100%" fo:margin-left="1cm" fo:margin-right="0cm" fo:text-indent="0cm" fo:margin-top="0pt" fo:margin-bottom="0pt"/>
    </style:style>
    <style:style style:family="text" style:name="T189">
      <style:text-properties fo:color="#7f7f7f" fo:font-family="Verdana" style:font-family-complex="Calibri" fo:font-size="8pt" fo:font-style="italic"/>
    </style:style>
    <style:style style:parent-style-name="387" style:family="paragraph" style:name="P119">
      <style:text-properties/>
      <style:paragraph-properties fo:line-height="100%" fo:margin-left="1cm" fo:margin-right="0cm" fo:text-indent="0cm" fo:margin-top="0pt" fo:margin-bottom="0pt"/>
    </style:style>
    <style:style style:family="text" style:name="T190">
      <style:text-properties fo:color="#7f7f7f" fo:font-family="Verdana" style:font-family-complex="Calibri" fo:font-size="8pt" fo:font-style="italic"/>
    </style:style>
    <style:style style:parent-style-name="387" style:family="paragraph" style:name="P120">
      <style:paragraph-properties fo:line-height="100%" fo:margin-left="1cm" fo:margin-right="0cm" fo:text-indent="0cm" fo:margin-top="0pt" fo:margin-bottom="0pt"/>
    </style:style>
    <style:style style:family="text" style:name="T191">
      <style:text-properties fo:color="#7f7f7f" fo:font-family="Verdana" style:font-family-complex="Calibri" fo:font-size="8pt" fo:font-style="italic"/>
    </style:style>
    <style:style style:parent-style-name="387" style:family="paragraph" style:name="P121">
      <style:text-properties/>
      <style:paragraph-properties fo:line-height="100%" fo:margin-left="1cm" fo:margin-right="0cm" fo:text-indent="0cm" fo:margin-top="0pt" fo:margin-bottom="0pt"/>
    </style:style>
    <style:style style:family="text" style:name="T192">
      <style:text-properties fo:color="#7f7f7f" fo:font-family="Verdana" style:font-family-complex="Calibri" fo:font-size="8pt" fo:font-style="italic" fo:font-weight="bold"/>
    </style:style>
    <style:style style:parent-style-name="387" style:family="paragraph" style:name="P122">
      <style:text-properties/>
      <style:paragraph-properties fo:line-height="100%" fo:margin-left="2.498cm" fo:margin-right="0cm" fo:text-indent="0cm" fo:margin-top="0pt" fo:margin-bottom="0pt"/>
    </style:style>
    <style:style style:family="text" style:name="T193">
      <style:text-properties style:font-family-complex="Calibri" fo:font-size="8pt" fo:font-weight="bold"/>
    </style:style>
    <style:style style:family="table" style:name="ta1">
      <style:table-properties style:width="16.27cm" fo:margin-left="0.7903cm" table:align="left"/>
    </style:style>
    <style:style style:family="table-column" style:name="co1">
      <style:table-column-properties style:column-width="5.001cm"/>
    </style:style>
    <style:style style:family="table-column" style:name="co2">
      <style:table-column-properties style:column-width="11.27cm"/>
    </style:style>
    <style:style style:family="table-row" style:name="ro1">
      <style:table-row-properties/>
    </style:style>
    <style:style style:family="table-cell" style:name="ce1">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23">
      <style:text-properties/>
      <style:paragraph-properties/>
    </style:style>
    <style:style style:family="text" style:name="T194">
      <style:text-properties fo:font-family="Verdana" style:font-family-complex="Calibri" fo:font-size="9pt" fo:font-weight="bold"/>
    </style:style>
    <style:style style:family="table-cell" style:name="ce2">
      <style:table-cell-properties style:vertical-align="top" style:direction="ltr" fo:border="0.01764cm solid #000000" fo:padding-top="0cm" fo:padding-bottom="0cm" fo:padding-left="0.1905cm" fo:padding-right="0.1905cm" fo:wrap-option="wrap"/>
    </style:style>
    <style:style style:parent-style-name="372" style:family="paragraph" style:name="P124">
      <style:text-properties/>
      <style:paragraph-properties fo:text-align="center"/>
    </style:style>
    <style:style style:family="text" style:name="T195">
      <style:text-properties fo:font-family="Verdana" style:font-family-complex="Calibri" fo:font-size="9pt"/>
    </style:style>
    <style:style style:parent-style-name="372" style:family="paragraph" style:name="P125">
      <style:text-properties/>
      <style:paragraph-properties/>
    </style:style>
    <style:style style:family="text" style:name="T196">
      <style:text-properties fo:font-family="Verdana" style:font-family-complex="Calibri" fo:font-size="9pt"/>
    </style:style>
    <style:style style:parent-style-name="372" style:family="paragraph" style:name="P126">
      <style:text-properties/>
      <style:paragraph-properties/>
    </style:style>
    <style:style style:family="text" style:name="T197">
      <style:text-properties fo:font-family="Verdana" style:font-family-complex="Calibri" fo:font-size="9pt"/>
    </style:style>
    <style:style style:family="table" style:name="ta2">
      <style:table-properties style:width="16.27cm" fo:margin-left="0.7903cm" table:align="left"/>
    </style:style>
    <style:style style:family="table-column" style:name="co3">
      <style:table-column-properties style:column-width="5.001cm"/>
    </style:style>
    <style:style style:family="table-column" style:name="co4">
      <style:table-column-properties style:column-width="5.502cm"/>
    </style:style>
    <style:style style:family="table-column" style:name="co5">
      <style:table-column-properties style:column-width="5.768cm"/>
    </style:style>
    <style:style style:family="table-row" style:name="ro2">
      <style:table-row-properties/>
    </style:style>
    <style:style style:family="table-cell" style:name="ce3">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27">
      <style:text-properties/>
      <style:paragraph-properties fo:line-height="150%"/>
    </style:style>
    <style:style style:family="text" style:name="T198">
      <style:text-properties fo:font-family="Verdana" style:font-family-complex="Calibri" fo:font-size="9pt" fo:font-weight="bold"/>
    </style:style>
    <style:style style:family="table-cell" style:name="ce4">
      <style:table-cell-properties style:vertical-align="top" style:direction="ltr" fo:border="0.01764cm solid #000000" fo:padding-top="0cm" fo:padding-bottom="0cm" fo:padding-left="0.1905cm" fo:padding-right="0.1905cm" fo:wrap-option="wrap"/>
    </style:style>
    <style:style style:parent-style-name="372" style:family="paragraph" style:name="P128">
      <style:text-properties/>
      <style:paragraph-properties fo:text-align="center"/>
    </style:style>
    <style:style style:family="text" style:name="T199">
      <style:text-properties fo:font-family="Verdana" style:font-family-complex="Calibri" fo:font-size="9pt" fo:font-weight="bold"/>
    </style:style>
    <style:style style:family="table-row" style:name="ro3">
      <style:table-row-properties/>
    </style:style>
    <style:style style:family="table-cell" style:name="ce5">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family="table-cell" style:name="ce6">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29">
      <style:paragraph-properties/>
    </style:style>
    <style:style style:family="text" style:name="T200">
      <style:text-properties fo:font-family="Verdana" style:font-family-complex="Calibri" fo:font-size="9pt"/>
    </style:style>
    <style:style style:parent-style-name="372" style:family="paragraph" style:name="P130">
      <style:text-properties/>
      <style:paragraph-properties/>
    </style:style>
    <style:style style:family="text" style:name="T201">
      <style:text-properties fo:font-family="Verdana" style:font-family-complex="Calibri" fo:font-size="9pt"/>
    </style:style>
    <style:style style:family="table-cell" style:name="ce7">
      <style:table-cell-properties style:vertical-align="top" style:direction="ltr" fo:border="0.01764cm solid #000000" fo:padding-top="0cm" fo:padding-bottom="0cm" fo:padding-left="0.1905cm" fo:padding-right="0.1905cm" fo:wrap-option="wrap"/>
    </style:style>
    <style:style style:parent-style-name="372" style:family="paragraph" style:name="P131">
      <style:paragraph-properties/>
    </style:style>
    <style:style style:family="text" style:name="T202">
      <style:text-properties fo:font-family="Verdana" style:font-family-complex="Calibri" fo:font-size="9pt"/>
    </style:style>
    <style:style style:parent-style-name="372" style:family="paragraph" style:name="P132">
      <style:paragraph-properties/>
    </style:style>
    <style:style style:family="text" style:name="T203">
      <style:text-properties fo:font-family="Verdana" style:font-family-complex="Calibri" fo:font-size="9pt"/>
    </style:style>
    <style:style style:family="table-row" style:name="ro4">
      <style:table-row-properties/>
    </style:style>
    <style:style style:family="table-cell" style:name="ce8">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33">
      <style:text-properties/>
      <style:paragraph-properties/>
    </style:style>
    <style:style style:family="text" style:name="T204">
      <style:text-properties fo:font-family="Verdana" style:font-family-complex="Calibri" fo:font-size="9pt"/>
    </style:style>
    <style:style style:family="table-cell" style:name="ce9">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34">
      <style:text-properties/>
      <style:paragraph-properties/>
    </style:style>
    <style:style style:family="text" style:name="T205">
      <style:text-properties fo:font-family="Verdana" style:font-family-complex="Calibri" fo:font-size="9pt"/>
    </style:style>
    <style:style style:family="table-cell" style:name="ce10">
      <style:table-cell-properties style:vertical-align="top" style:direction="ltr" fo:border="0.01764cm solid #000000" fo:padding-top="0cm" fo:padding-bottom="0cm" fo:padding-left="0.1905cm" fo:padding-right="0.1905cm" fo:wrap-option="wrap"/>
    </style:style>
    <style:style style:parent-style-name="372" style:family="paragraph" style:name="P135">
      <style:text-properties/>
      <style:paragraph-properties/>
    </style:style>
    <style:style style:family="text" style:name="T206">
      <style:text-properties fo:font-family="Verdana" style:font-family-complex="Calibri" fo:font-size="9pt"/>
    </style:style>
    <style:style style:parent-style-name="372" style:family="paragraph" style:name="P136">
      <style:text-properties/>
      <style:paragraph-properties/>
    </style:style>
    <style:style style:family="text" style:name="T207">
      <style:text-properties fo:font-family="Verdana" style:font-family-complex="Calibri" fo:font-size="9pt"/>
    </style:style>
    <style:style style:parent-style-name="372" style:family="paragraph" style:name="P137">
      <style:text-properties/>
      <style:paragraph-properties/>
    </style:style>
    <style:style style:family="text" style:name="T208">
      <style:text-properties fo:font-family="Verdana" style:font-family-complex="Calibri" fo:font-size="9pt"/>
    </style:style>
    <style:style style:family="table" style:name="ta3">
      <style:table-properties style:width="16.27cm" fo:margin-left="0.7903cm" table:align="left"/>
    </style:style>
    <style:style style:family="table-column" style:name="co6">
      <style:table-column-properties style:column-width="5.001cm"/>
    </style:style>
    <style:style style:family="table-column" style:name="co7">
      <style:table-column-properties style:column-width="5.502cm"/>
    </style:style>
    <style:style style:family="table-column" style:name="co8">
      <style:table-column-properties style:column-width="5.768cm"/>
    </style:style>
    <style:style style:family="table-row" style:name="ro5">
      <style:table-row-properties/>
    </style:style>
    <style:style style:family="table-cell" style:name="ce11">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38">
      <style:text-properties/>
      <style:paragraph-properties fo:line-height="150%"/>
    </style:style>
    <style:style style:family="text" style:name="T209">
      <style:text-properties fo:font-family="Verdana" style:font-family-complex="Calibri" fo:font-size="9pt" fo:font-weight="bold"/>
    </style:style>
    <style:style style:family="table-cell" style:name="ce12">
      <style:table-cell-properties style:vertical-align="top" style:direction="ltr" fo:border="0.01764cm solid #000000" fo:padding-top="0cm" fo:padding-bottom="0cm" fo:padding-left="0.1905cm" fo:padding-right="0.1905cm" fo:wrap-option="wrap"/>
    </style:style>
    <style:style style:parent-style-name="372" style:family="paragraph" style:name="P139">
      <style:text-properties/>
      <style:paragraph-properties fo:text-align="center"/>
    </style:style>
    <style:style style:family="text" style:name="T210">
      <style:text-properties fo:font-family="Verdana" style:font-family-complex="Calibri" fo:font-size="9pt" fo:font-weight="bold"/>
    </style:style>
    <style:style style:family="table-row" style:name="ro6">
      <style:table-row-properties/>
    </style:style>
    <style:style style:family="table-cell" style:name="ce13">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family="table-cell" style:name="ce14">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40">
      <style:paragraph-properties/>
    </style:style>
    <style:style style:family="text" style:name="T211">
      <style:text-properties fo:font-family="Verdana" style:font-family-complex="Calibri" fo:font-size="9pt"/>
    </style:style>
    <style:style style:parent-style-name="372" style:family="paragraph" style:name="P141">
      <style:text-properties/>
      <style:paragraph-properties/>
    </style:style>
    <style:style style:family="text" style:name="T212">
      <style:text-properties fo:font-family="Verdana" style:font-family-complex="Calibri" fo:font-size="9pt"/>
    </style:style>
    <style:style style:family="table-cell" style:name="ce15">
      <style:table-cell-properties style:vertical-align="top" style:direction="ltr" fo:border="0.01764cm solid #000000" fo:padding-top="0cm" fo:padding-bottom="0cm" fo:padding-left="0.1905cm" fo:padding-right="0.1905cm" fo:wrap-option="wrap"/>
    </style:style>
    <style:style style:parent-style-name="372" style:family="paragraph" style:name="P142">
      <style:paragraph-properties/>
    </style:style>
    <style:style style:family="text" style:name="T213">
      <style:text-properties fo:font-family="Verdana" style:font-family-complex="Calibri" fo:font-size="9pt"/>
    </style:style>
    <style:style style:parent-style-name="372" style:family="paragraph" style:name="P143">
      <style:paragraph-properties/>
    </style:style>
    <style:style style:family="text" style:name="T214">
      <style:text-properties fo:font-family="Verdana" style:font-family-complex="Calibri" fo:font-size="9pt"/>
    </style:style>
    <style:style style:family="table-row" style:name="ro7">
      <style:table-row-properties/>
    </style:style>
    <style:style style:family="table-cell" style:name="ce16">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44">
      <style:text-properties/>
      <style:paragraph-properties/>
    </style:style>
    <style:style style:family="text" style:name="T215">
      <style:text-properties fo:font-family="Verdana" style:font-family-complex="Calibri" fo:font-size="9pt"/>
    </style:style>
    <style:style style:family="table-cell" style:name="ce17">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45">
      <style:text-properties/>
      <style:paragraph-properties/>
    </style:style>
    <style:style style:family="text" style:name="T216">
      <style:text-properties fo:font-family="Verdana" style:font-family-complex="Calibri" fo:font-size="9pt"/>
    </style:style>
    <style:style style:family="table-cell" style:name="ce18">
      <style:table-cell-properties style:vertical-align="top" style:direction="ltr" fo:border="0.01764cm solid #000000" fo:padding-top="0cm" fo:padding-bottom="0cm" fo:padding-left="0.1905cm" fo:padding-right="0.1905cm" fo:wrap-option="wrap"/>
    </style:style>
    <style:style style:parent-style-name="372" style:family="paragraph" style:name="P146">
      <style:text-properties/>
      <style:paragraph-properties/>
    </style:style>
    <style:style style:family="text" style:name="T217">
      <style:text-properties fo:font-family="Verdana" style:font-family-complex="Calibri" fo:font-size="9pt"/>
    </style:style>
    <style:style style:family="table-row" style:name="ro8">
      <style:table-row-properties/>
    </style:style>
    <style:style style:family="table-cell" style:name="ce19">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47">
      <style:text-properties/>
      <style:paragraph-properties/>
    </style:style>
    <style:style style:family="text" style:name="T218">
      <style:text-properties fo:font-family="Verdana" style:font-family-complex="Calibri" fo:font-size="9pt"/>
    </style:style>
    <style:style style:family="table-cell" style:name="ce20">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48">
      <style:text-properties/>
      <style:paragraph-properties/>
    </style:style>
    <style:style style:family="text" style:name="T219">
      <style:text-properties fo:font-family="Verdana" style:font-family-complex="Calibri" fo:font-size="9pt"/>
    </style:style>
    <style:style style:family="table-cell" style:name="ce21">
      <style:table-cell-properties style:vertical-align="top" style:direction="ltr" fo:border="0.01764cm solid #000000" fo:padding-top="0cm" fo:padding-bottom="0cm" fo:padding-left="0.1905cm" fo:padding-right="0.1905cm" fo:wrap-option="wrap"/>
    </style:style>
    <style:style style:parent-style-name="372" style:family="paragraph" style:name="P149">
      <style:text-properties/>
      <style:paragraph-properties/>
    </style:style>
    <style:style style:family="text" style:name="T220">
      <style:text-properties fo:font-family="Verdana" style:font-family-complex="Calibri" fo:font-size="9pt"/>
    </style:style>
    <style:style style:family="table-row" style:name="ro9">
      <style:table-row-properties/>
    </style:style>
    <style:style style:family="table-cell" style:name="ce22">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50">
      <style:text-properties/>
      <style:paragraph-properties/>
    </style:style>
    <style:style style:family="text" style:name="T221">
      <style:text-properties fo:font-family="Verdana" style:font-family-complex="Calibri" fo:font-size="9pt"/>
    </style:style>
    <style:style style:family="table-cell" style:name="ce23">
      <style:table-cell-properties style:vertical-align="top" style:direction="ltr" fo:border-top="0.01764cm solid #000000" fo:border-bottom="0.01764cm solid #000000" fo:border-left="0.01764cm solid #000000" fo:border-right="none" fo:padding-top="0cm" fo:padding-bottom="0cm" fo:padding-left="0.1905cm" fo:padding-right="0.1905cm" fo:wrap-option="wrap"/>
    </style:style>
    <style:style style:parent-style-name="372" style:family="paragraph" style:name="P151">
      <style:text-properties/>
      <style:paragraph-properties/>
    </style:style>
    <style:style style:family="text" style:name="T222">
      <style:text-properties fo:font-family="Verdana" style:font-family-complex="Calibri" fo:font-size="9pt"/>
    </style:style>
    <style:style style:family="table-cell" style:name="ce24">
      <style:table-cell-properties style:vertical-align="top" style:direction="ltr" fo:border="0.01764cm solid #000000" fo:padding-top="0cm" fo:padding-bottom="0cm" fo:padding-left="0.1905cm" fo:padding-right="0.1905cm" fo:wrap-option="wrap"/>
    </style:style>
    <style:style style:parent-style-name="372" style:family="paragraph" style:name="P152">
      <style:text-properties/>
      <style:paragraph-properties/>
    </style:style>
    <style:style style:family="text" style:name="T223">
      <style:text-properties fo:font-family="Verdana" style:font-family-complex="Calibri" fo:font-size="9pt"/>
    </style:style>
    <style:style style:parent-style-name="372" style:family="paragraph" style:name="P153">
      <style:text-properties/>
      <style:paragraph-properties/>
    </style:style>
    <style:style style:family="text" style:name="T224">
      <style:text-properties fo:font-family="Calibri" style:font-family-complex="Calibri"/>
    </style:style>
    <style:style style:parent-style-name="387" style:list-style-name="WWNum2" style:family="paragraph" style:name="P154">
      <style:text-properties/>
      <style:paragraph-properties fo:line-height="100%" fo:margin-left="1cm" fo:margin-right="0cm" fo:text-indent="0.9984cm" fo:margin-top="0pt" fo:margin-bottom="0pt"/>
    </style:style>
    <style:style style:family="text" style:name="T225">
      <style:text-properties fo:font-family="Verdana" style:font-family-complex="Calibri" fo:font-size="9pt" fo:font-weight="bold"/>
    </style:style>
    <style:style style:parent-style-name="387" style:family="paragraph" style:name="P155">
      <style:text-properties/>
      <style:paragraph-properties fo:line-height="100%" fo:margin-left="1cm" fo:margin-right="0cm" fo:text-indent="0cm" fo:margin-top="0pt" fo:margin-bottom="0pt"/>
    </style:style>
    <style:style style:family="text" style:name="T226">
      <style:text-properties fo:font-family="Verdana" style:font-family-complex="Calibri" fo:font-size="9pt" fo:font-weight="bold"/>
    </style:style>
    <style:style style:parent-style-name="387" style:list-style-name="WWNum2" style:family="paragraph" style:name="P156">
      <style:text-properties/>
      <style:paragraph-properties fo:line-height="100%" fo:margin-left="1cm" fo:margin-right="0cm" fo:text-indent="0.9984cm" fo:margin-top="0pt" fo:margin-bottom="0pt"/>
    </style:style>
    <style:style style:family="text" style:name="T227">
      <style:text-properties fo:font-family="Verdana" style:font-family-complex="Calibri" fo:font-size="9pt"/>
    </style:style>
    <style:style style:parent-style-name="372" style:family="paragraph" style:name="P157">
      <style:text-properties/>
      <style:paragraph-properties fo:margin-left="0cm" fo:margin-right="0cm" fo:text-indent="1cm"/>
    </style:style>
    <style:style style:family="text" style:name="T228">
      <style:text-properties fo:color="#7f7f7f" fo:font-family="Verdana" style:font-family-complex="Calibri" fo:font-size="8pt" fo:font-style="italic"/>
    </style:style>
    <style:style style:parent-style-name="372" style:family="paragraph" style:name="P158">
      <style:paragraph-properties fo:margin-left="1cm" fo:margin-right="0cm" fo:text-indent="0cm"/>
    </style:style>
    <style:style style:family="text" style:name="T229">
      <style:text-properties fo:color="#7f7f7f" fo:font-family="Verdana" style:font-family-complex="Calibri" fo:font-size="8pt" fo:font-style="italic"/>
    </style:style>
    <style:style style:parent-style-name="387" style:family="paragraph" style:name="P159">
      <style:text-properties/>
      <style:paragraph-properties fo:line-height="100%" fo:margin-left="1cm" fo:margin-right="0cm" fo:text-indent="0cm" fo:margin-top="0pt" fo:margin-bottom="0pt"/>
    </style:style>
    <style:style style:family="text" style:name="T230">
      <style:text-properties fo:color="#7f7f7f" fo:font-family="Verdana" style:font-family-complex="Calibri" fo:font-size="9pt" fo:font-style="italic"/>
    </style:style>
    <style:style style:parent-style-name="387" style:family="paragraph" style:name="P160">
      <style:text-properties/>
      <style:paragraph-properties fo:line-height="100%" fo:margin-left="1cm" fo:margin-right="0cm" fo:text-indent="0cm" fo:margin-top="0pt" fo:margin-bottom="0pt"/>
    </style:style>
    <style:style style:family="text" style:name="T231">
      <style:text-properties fo:font-family="Verdana" style:font-family-complex="Calibri" fo:font-size="9pt"/>
    </style:style>
    <style:style style:parent-style-name="387" style:list-style-name="WWNum2" style:family="paragraph" style:name="P161">
      <style:paragraph-properties fo:line-height="100%" fo:margin-left="1cm" fo:margin-right="0cm" fo:text-indent="0.9984cm" fo:margin-top="0pt" fo:margin-bottom="0pt"/>
    </style:style>
    <style:style style:family="text" style:name="T232">
      <style:text-properties fo:font-family="Verdana" style:font-family-complex="Calibri" fo:font-size="9pt"/>
    </style:style>
    <style:style style:family="text" style:name="T233">
      <style:text-properties fo:color="#7f7f7f" fo:font-family="Verdana" style:font-family-complex="Calibri" fo:font-size="8pt" fo:font-style="italic"/>
    </style:style>
    <style:style style:parent-style-name="387" style:family="paragraph" style:name="P162">
      <style:paragraph-properties fo:margin-left="1cm" fo:margin-right="0cm" fo:text-indent="0cm"/>
    </style:style>
    <style:style style:family="text" style:name="T234">
      <style:text-properties fo:color="#7f7f7f" fo:font-family="Verdana" style:font-family-complex="Calibri" fo:font-size="8pt" fo:font-style="italic"/>
    </style:style>
    <style:style style:family="text" style:name="T235">
      <style:text-properties fo:color="#7f7f7f" fo:font-family="Verdana" style:font-family-complex="Calibri" fo:font-size="8pt" fo:font-style="italic"/>
    </style:style>
    <style:style style:parent-style-name="387" style:family="paragraph" style:name="P163">
      <style:text-properties/>
      <style:paragraph-properties fo:line-height="100%" fo:margin-left="1cm" fo:margin-right="0cm" fo:text-indent="0cm" fo:margin-top="0pt" fo:margin-bottom="0pt"/>
    </style:style>
    <style:style style:family="text" style:name="T236">
      <style:text-properties fo:color="#7f7f7f" fo:font-family="Verdana" style:font-family-complex="Calibri" fo:font-size="9pt" fo:font-style="italic"/>
    </style:style>
    <style:style style:parent-style-name="387" style:list-style-name="WWNum2" style:family="paragraph" style:name="P164">
      <style:paragraph-properties fo:line-height="100%" fo:margin-left="1cm" fo:margin-right="0cm" fo:text-indent="0.9984cm" fo:margin-top="0pt" fo:margin-bottom="0pt"/>
    </style:style>
    <style:style style:family="text" style:name="T237">
      <style:text-properties fo:font-family="Verdana" style:font-family-complex="Calibri" fo:font-size="9pt"/>
    </style:style>
    <style:style style:family="text" style:name="T238">
      <style:text-properties fo:color="#7f7f7f" fo:font-family="Verdana" style:font-family-complex="Calibri" fo:font-size="8pt" fo:font-style="italic"/>
    </style:style>
    <style:style style:parent-style-name="387" style:family="paragraph" style:name="P165">
      <style:paragraph-properties fo:margin-left="1cm" fo:margin-right="0cm" fo:text-indent="0cm"/>
    </style:style>
    <style:style style:family="text" style:name="T239">
      <style:text-properties fo:color="#7f7f7f" fo:font-family="Verdana" style:font-family-complex="Calibri" fo:font-size="8pt" fo:font-style="italic"/>
    </style:style>
    <style:style style:family="text" style:name="T240">
      <style:text-properties fo:color="#7f7f7f" fo:font-family="Verdana" style:font-family-complex="Calibri" fo:font-size="9pt" fo:font-style="italic"/>
    </style:style>
    <style:style style:parent-style-name="387" style:family="paragraph" style:name="P166">
      <style:text-properties/>
      <style:paragraph-properties fo:line-height="100%" fo:margin-left="1cm" fo:margin-right="0cm" fo:text-indent="0cm" fo:margin-top="0pt" fo:margin-bottom="0pt"/>
    </style:style>
    <style:style style:family="text" style:name="T241">
      <style:text-properties fo:font-family="Verdana" style:font-family-complex="Calibri" fo:font-size="9pt"/>
    </style:style>
    <style:style style:parent-style-name="387" style:list-style-name="WWNum2" style:family="paragraph" style:name="P167">
      <style:paragraph-properties fo:line-height="100%" fo:margin-left="1cm" fo:margin-right="0cm" fo:text-indent="0.9984cm" fo:margin-top="0pt" fo:margin-bottom="0pt"/>
    </style:style>
    <style:style style:family="text" style:name="T242">
      <style:text-properties fo:font-family="Verdana" style:font-family-complex="Calibri" fo:font-size="9pt"/>
    </style:style>
    <style:style style:family="text" style:name="T243">
      <style:text-properties fo:color="#7f7f7f" fo:font-family="Verdana" style:font-family-complex="Calibri" fo:font-size="8pt" fo:font-style="italic"/>
    </style:style>
    <style:style style:parent-style-name="387" style:family="paragraph" style:name="P168">
      <style:text-properties/>
      <style:paragraph-properties fo:line-height="100%" fo:margin-left="1cm" fo:margin-right="0cm" fo:text-indent="0cm" fo:margin-top="0pt" fo:margin-bottom="0pt"/>
    </style:style>
    <style:style style:family="text" style:name="T244">
      <style:text-properties fo:font-family="Verdana" style:font-family-complex="Calibri" fo:font-size="9pt"/>
    </style:style>
    <style:style style:family="table" style:name="ta4">
      <style:table-properties style:width="16.22cm" fo:margin-left="0.8009cm" table:align="left"/>
    </style:style>
    <style:style style:family="table-column" style:name="co9">
      <style:table-column-properties style:column-width="4.583cm"/>
    </style:style>
    <style:style style:family="table-column" style:name="co10">
      <style:table-column-properties style:column-width="0.9684cm"/>
    </style:style>
    <style:style style:family="table-column" style:name="co11">
      <style:table-column-properties style:column-width="0.9684cm"/>
    </style:style>
    <style:style style:family="table-column" style:name="co12">
      <style:table-column-properties style:column-width="0.9684cm"/>
    </style:style>
    <style:style style:family="table-column" style:name="co13">
      <style:table-column-properties style:column-width="0.9684cm"/>
    </style:style>
    <style:style style:family="table-column" style:name="co14">
      <style:table-column-properties style:column-width="0.9684cm"/>
    </style:style>
    <style:style style:family="table-column" style:name="co15">
      <style:table-column-properties style:column-width="0.9684cm"/>
    </style:style>
    <style:style style:family="table-column" style:name="co16">
      <style:table-column-properties style:column-width="0.9684cm"/>
    </style:style>
    <style:style style:family="table-column" style:name="co17">
      <style:table-column-properties style:column-width="0.9684cm"/>
    </style:style>
    <style:style style:family="table-column" style:name="co18">
      <style:table-column-properties style:column-width="0.9684cm"/>
    </style:style>
    <style:style style:family="table-column" style:name="co19">
      <style:table-column-properties style:column-width="0.9684cm"/>
    </style:style>
    <style:style style:family="table-column" style:name="co20">
      <style:table-column-properties style:column-width="0.9684cm"/>
    </style:style>
    <style:style style:family="table-column" style:name="co21">
      <style:table-column-properties style:column-width="0.9861cm"/>
    </style:style>
    <style:style style:family="table-row" style:name="ro10">
      <style:table-row-properties/>
    </style:style>
    <style:style style:family="table-cell" style:name="ce2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69">
      <style:text-properties/>
      <style:paragraph-properties fo:line-height="100%" fo:margin-left="0cm" fo:margin-right="0cm" fo:text-indent="0cm" fo:margin-top="0pt" fo:margin-bottom="0pt"/>
    </style:style>
    <style:style style:family="text" style:name="T245">
      <style:text-properties fo:font-family="Verdana" style:font-family-complex="Calibri" fo:font-size="9pt" fo:font-weight="bold"/>
    </style:style>
    <style:style style:family="table-cell" style:name="ce2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0">
      <style:text-properties/>
      <style:paragraph-properties fo:line-height="100%" fo:text-align="center" fo:margin-left="0cm" fo:margin-right="0cm" fo:text-indent="0cm" fo:margin-top="0pt" fo:margin-bottom="0pt"/>
    </style:style>
    <style:style style:family="text" style:name="T246">
      <style:text-properties fo:font-family="Verdana" style:font-family-complex="Calibri" fo:font-size="9pt" fo:font-weight="bold"/>
    </style:style>
    <style:style style:family="table-cell" style:name="ce27">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1">
      <style:text-properties/>
      <style:paragraph-properties fo:line-height="100%" fo:text-align="center" fo:margin-left="0cm" fo:margin-right="0cm" fo:text-indent="0cm" fo:margin-top="0pt" fo:margin-bottom="0pt"/>
    </style:style>
    <style:style style:family="text" style:name="T247">
      <style:text-properties fo:font-family="Verdana" style:font-family-complex="Calibri" fo:font-size="9pt" fo:font-weight="bold"/>
    </style:style>
    <style:style style:family="table-cell" style:name="ce28">
      <style:table-cell-properties style:vertical-align="middle" style:direction="ltr" fo:border="0.01764cm solid #000000" fo:padding-top="0cm" fo:padding-bottom="0cm" fo:padding-left="0.1905cm" fo:padding-right="0.1905cm" fo:wrap-option="wrap"/>
    </style:style>
    <style:style style:parent-style-name="387" style:family="paragraph" style:name="P172">
      <style:text-properties/>
      <style:paragraph-properties fo:line-height="100%" fo:text-align="center" fo:margin-left="0cm" fo:margin-right="0cm" fo:text-indent="0cm" fo:margin-top="0pt" fo:margin-bottom="0pt"/>
    </style:style>
    <style:style style:family="text" style:name="T248">
      <style:text-properties fo:font-family="Verdana" style:font-family-complex="Calibri" fo:font-size="9pt" fo:font-weight="bold"/>
    </style:style>
    <style:style style:family="table-row" style:name="ro11">
      <style:table-row-properties/>
    </style:style>
    <style:style style:family="table-cell" style:name="ce2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family="table-cell" style:name="ce30">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3">
      <style:text-properties/>
      <style:paragraph-properties fo:line-height="100%" fo:text-align="center" fo:margin-left="0cm" fo:margin-right="0cm" fo:text-indent="0cm" fo:margin-top="0pt" fo:margin-bottom="0pt"/>
    </style:style>
    <style:style style:family="text" style:name="T249">
      <style:text-properties fo:font-family="Verdana" style:font-family-complex="Calibri" fo:font-size="6pt"/>
    </style:style>
    <style:style style:family="table-cell" style:name="ce31">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4">
      <style:text-properties/>
      <style:paragraph-properties fo:line-height="100%" fo:text-align="center" fo:margin-left="0cm" fo:margin-right="0cm" fo:text-indent="0cm" fo:margin-top="0pt" fo:margin-bottom="0pt"/>
    </style:style>
    <style:style style:family="text" style:name="T250">
      <style:text-properties fo:font-family="Verdana" style:font-family-complex="Calibri" fo:font-size="6pt"/>
    </style:style>
    <style:style style:family="table-cell" style:name="ce32">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5">
      <style:text-properties/>
      <style:paragraph-properties fo:line-height="100%" fo:text-align="center" fo:margin-left="0cm" fo:margin-right="0cm" fo:text-indent="0cm" fo:margin-top="0pt" fo:margin-bottom="0pt"/>
    </style:style>
    <style:style style:family="text" style:name="T251">
      <style:text-properties fo:font-family="Verdana" style:font-family-complex="Calibri" fo:font-size="6pt"/>
    </style:style>
    <style:style style:family="table-cell" style:name="ce33">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6">
      <style:text-properties/>
      <style:paragraph-properties fo:line-height="100%" fo:text-align="center" fo:margin-left="0cm" fo:margin-right="0cm" fo:text-indent="0cm" fo:margin-top="0pt" fo:margin-bottom="0pt"/>
    </style:style>
    <style:style style:family="text" style:name="T252">
      <style:text-properties fo:font-family="Verdana" style:font-family-complex="Calibri" fo:font-size="6pt"/>
    </style:style>
    <style:style style:family="table-cell" style:name="ce34">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7">
      <style:text-properties/>
      <style:paragraph-properties fo:line-height="100%" fo:text-align="center" fo:margin-left="0cm" fo:margin-right="0cm" fo:text-indent="0cm" fo:margin-top="0pt" fo:margin-bottom="0pt"/>
    </style:style>
    <style:style style:family="text" style:name="T253">
      <style:text-properties fo:font-family="Verdana" style:font-family-complex="Calibri" fo:font-size="6pt"/>
    </style:style>
    <style:style style:family="table-cell" style:name="ce3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8">
      <style:text-properties/>
      <style:paragraph-properties fo:line-height="100%" fo:text-align="center" fo:margin-left="0cm" fo:margin-right="0cm" fo:text-indent="0cm" fo:margin-top="0pt" fo:margin-bottom="0pt"/>
    </style:style>
    <style:style style:family="text" style:name="T254">
      <style:text-properties fo:font-family="Verdana" style:font-family-complex="Calibri" fo:font-size="6pt"/>
    </style:style>
    <style:style style:family="table-cell" style:name="ce3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79">
      <style:text-properties/>
      <style:paragraph-properties fo:line-height="100%" fo:text-align="center" fo:margin-left="0cm" fo:margin-right="0cm" fo:text-indent="0cm" fo:margin-top="0pt" fo:margin-bottom="0pt"/>
    </style:style>
    <style:style style:family="text" style:name="T255">
      <style:text-properties fo:font-family="Verdana" style:font-family-complex="Calibri" fo:font-size="6pt"/>
    </style:style>
    <style:style style:family="table-cell" style:name="ce37">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0">
      <style:text-properties/>
      <style:paragraph-properties fo:line-height="100%" fo:text-align="center" fo:margin-left="0cm" fo:margin-right="0cm" fo:text-indent="0cm" fo:margin-top="0pt" fo:margin-bottom="0pt"/>
    </style:style>
    <style:style style:family="text" style:name="T256">
      <style:text-properties fo:font-family="Verdana" style:font-family-complex="Calibri" fo:font-size="6pt"/>
    </style:style>
    <style:style style:family="table-cell" style:name="ce38">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1">
      <style:text-properties/>
      <style:paragraph-properties fo:line-height="100%" fo:text-align="center" fo:margin-left="0cm" fo:margin-right="0cm" fo:text-indent="0cm" fo:margin-top="0pt" fo:margin-bottom="0pt"/>
    </style:style>
    <style:style style:family="text" style:name="T257">
      <style:text-properties fo:font-family="Verdana" style:font-family-complex="Calibri" fo:font-size="6pt"/>
    </style:style>
    <style:style style:family="table-cell" style:name="ce3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2">
      <style:text-properties/>
      <style:paragraph-properties fo:line-height="100%" fo:text-align="center" fo:margin-left="0cm" fo:margin-right="0cm" fo:text-indent="0cm" fo:margin-top="0pt" fo:margin-bottom="0pt"/>
    </style:style>
    <style:style style:family="text" style:name="T258">
      <style:text-properties fo:font-family="Verdana" style:font-family-complex="Calibri" fo:font-size="6pt"/>
    </style:style>
    <style:style style:family="table-cell" style:name="ce40">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3">
      <style:text-properties/>
      <style:paragraph-properties fo:line-height="100%" fo:text-align="center" fo:margin-left="0cm" fo:margin-right="0cm" fo:text-indent="0cm" fo:margin-top="0pt" fo:margin-bottom="0pt"/>
    </style:style>
    <style:style style:family="text" style:name="T259">
      <style:text-properties fo:font-family="Verdana" style:font-family-complex="Calibri" fo:font-size="6pt"/>
    </style:style>
    <style:style style:family="table-cell" style:name="ce41">
      <style:table-cell-properties style:vertical-align="middle" style:direction="ltr" fo:border="0.01764cm solid #000000" fo:padding-top="0cm" fo:padding-bottom="0cm" fo:padding-left="0.1905cm" fo:padding-right="0.1905cm" fo:wrap-option="wrap"/>
    </style:style>
    <style:style style:parent-style-name="387" style:family="paragraph" style:name="P184">
      <style:text-properties/>
      <style:paragraph-properties fo:line-height="100%" fo:text-align="center" fo:margin-left="0cm" fo:margin-right="0cm" fo:text-indent="0cm" fo:margin-top="0pt" fo:margin-bottom="0pt"/>
    </style:style>
    <style:style style:family="text" style:name="T260">
      <style:text-properties fo:font-family="Verdana" style:font-family-complex="Calibri" fo:font-size="6pt"/>
    </style:style>
    <style:style style:family="table-row" style:name="ro12">
      <style:table-row-properties/>
    </style:style>
    <style:style style:family="table-cell" style:name="ce42">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5">
      <style:text-properties/>
      <style:paragraph-properties fo:line-height="100%" fo:margin-left="0cm" fo:margin-right="0cm" fo:text-indent="0cm" fo:margin-top="0pt" fo:margin-bottom="0pt"/>
    </style:style>
    <style:style style:family="text" style:name="T261">
      <style:text-properties fo:font-family="Verdana" style:font-family-complex="Calibri" fo:font-size="9pt"/>
    </style:style>
    <style:style style:family="table-cell" style:name="ce43">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6">
      <style:text-properties/>
      <style:paragraph-properties fo:line-height="100%" fo:text-align="center" fo:margin-left="0cm" fo:margin-right="0cm" fo:text-indent="0cm" fo:margin-top="0pt" fo:margin-bottom="0pt"/>
    </style:style>
    <style:style style:family="text" style:name="T262">
      <style:text-properties fo:font-family="Verdana" style:font-family-complex="Calibri" fo:font-size="9pt"/>
    </style:style>
    <style:style style:family="table-cell" style:name="ce44">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7">
      <style:text-properties/>
      <style:paragraph-properties fo:line-height="100%" fo:text-align="center" fo:margin-left="0cm" fo:margin-right="0cm" fo:text-indent="0cm" fo:margin-top="0pt" fo:margin-bottom="0pt"/>
    </style:style>
    <style:style style:family="text" style:name="T263">
      <style:text-properties fo:font-family="Verdana" style:font-family-complex="Calibri" fo:font-size="9pt"/>
    </style:style>
    <style:style style:family="table-cell" style:name="ce4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8">
      <style:text-properties/>
      <style:paragraph-properties fo:line-height="100%" fo:text-align="center" fo:margin-left="0cm" fo:margin-right="0cm" fo:text-indent="0cm" fo:margin-top="0pt" fo:margin-bottom="0pt"/>
    </style:style>
    <style:style style:family="text" style:name="T264">
      <style:text-properties fo:font-family="Verdana" style:font-family-complex="Calibri" fo:font-size="9pt"/>
    </style:style>
    <style:style style:family="table-cell" style:name="ce4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89">
      <style:text-properties/>
      <style:paragraph-properties fo:line-height="100%" fo:text-align="center" fo:margin-left="0cm" fo:margin-right="0cm" fo:text-indent="0cm" fo:margin-top="0pt" fo:margin-bottom="0pt"/>
    </style:style>
    <style:style style:family="text" style:name="T265">
      <style:text-properties fo:font-family="Verdana" style:font-family-complex="Calibri" fo:font-size="9pt"/>
    </style:style>
    <style:style style:family="table-cell" style:name="ce47">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0">
      <style:text-properties/>
      <style:paragraph-properties fo:line-height="100%" fo:text-align="center" fo:margin-left="0cm" fo:margin-right="0cm" fo:text-indent="0cm" fo:margin-top="0pt" fo:margin-bottom="0pt"/>
    </style:style>
    <style:style style:family="text" style:name="T266">
      <style:text-properties fo:font-family="Verdana" style:font-family-complex="Calibri" fo:font-size="9pt"/>
    </style:style>
    <style:style style:family="table-cell" style:name="ce48">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1">
      <style:text-properties/>
      <style:paragraph-properties fo:line-height="100%" fo:text-align="center" fo:margin-left="0cm" fo:margin-right="0cm" fo:text-indent="0cm" fo:margin-top="0pt" fo:margin-bottom="0pt"/>
    </style:style>
    <style:style style:family="text" style:name="T267">
      <style:text-properties fo:font-family="Verdana" style:font-family-complex="Calibri" fo:font-size="9pt"/>
    </style:style>
    <style:style style:family="table-cell" style:name="ce4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2">
      <style:text-properties/>
      <style:paragraph-properties fo:line-height="100%" fo:text-align="center" fo:margin-left="0cm" fo:margin-right="0cm" fo:text-indent="0cm" fo:margin-top="0pt" fo:margin-bottom="0pt"/>
    </style:style>
    <style:style style:family="text" style:name="T268">
      <style:text-properties fo:font-family="Verdana" style:font-family-complex="Calibri" fo:font-size="9pt"/>
    </style:style>
    <style:style style:family="table-cell" style:name="ce50">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3">
      <style:text-properties/>
      <style:paragraph-properties fo:line-height="100%" fo:text-align="center" fo:margin-left="0cm" fo:margin-right="0cm" fo:text-indent="0cm" fo:margin-top="0pt" fo:margin-bottom="0pt"/>
    </style:style>
    <style:style style:family="text" style:name="T269">
      <style:text-properties fo:font-family="Verdana" style:font-family-complex="Calibri" fo:font-size="9pt"/>
    </style:style>
    <style:style style:family="table-cell" style:name="ce51">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4">
      <style:text-properties/>
      <style:paragraph-properties fo:line-height="100%" fo:text-align="center" fo:margin-left="0cm" fo:margin-right="0cm" fo:text-indent="0cm" fo:margin-top="0pt" fo:margin-bottom="0pt"/>
    </style:style>
    <style:style style:family="text" style:name="T270">
      <style:text-properties fo:font-family="Verdana" style:font-family-complex="Calibri" fo:font-size="9pt"/>
    </style:style>
    <style:style style:family="table-cell" style:name="ce52">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5">
      <style:text-properties/>
      <style:paragraph-properties fo:line-height="100%" fo:text-align="center" fo:margin-left="0cm" fo:margin-right="0cm" fo:text-indent="0cm" fo:margin-top="0pt" fo:margin-bottom="0pt"/>
    </style:style>
    <style:style style:family="text" style:name="T271">
      <style:text-properties fo:font-family="Verdana" style:font-family-complex="Calibri" fo:font-size="9pt"/>
    </style:style>
    <style:style style:family="table-cell" style:name="ce53">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6">
      <style:text-properties/>
      <style:paragraph-properties fo:line-height="100%" fo:text-align="center" fo:margin-left="0cm" fo:margin-right="0cm" fo:text-indent="0cm" fo:margin-top="0pt" fo:margin-bottom="0pt"/>
    </style:style>
    <style:style style:family="text" style:name="T272">
      <style:text-properties fo:font-family="Verdana" style:font-family-complex="Calibri" fo:font-size="9pt"/>
    </style:style>
    <style:style style:family="table-cell" style:name="ce54">
      <style:table-cell-properties style:vertical-align="middle" style:direction="ltr" fo:border="0.01764cm solid #000000" fo:padding-top="0cm" fo:padding-bottom="0cm" fo:padding-left="0.1905cm" fo:padding-right="0.1905cm" fo:wrap-option="wrap"/>
    </style:style>
    <style:style style:parent-style-name="387" style:family="paragraph" style:name="P197">
      <style:text-properties/>
      <style:paragraph-properties fo:line-height="100%" fo:text-align="center" fo:margin-left="0cm" fo:margin-right="0cm" fo:text-indent="0cm" fo:margin-top="0pt" fo:margin-bottom="0pt"/>
    </style:style>
    <style:style style:family="text" style:name="T273">
      <style:text-properties fo:font-family="Verdana" style:font-family-complex="Calibri" fo:font-size="9pt"/>
    </style:style>
    <style:style style:family="table-row" style:name="ro13">
      <style:table-row-properties/>
    </style:style>
    <style:style style:family="table-cell" style:name="ce5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8">
      <style:text-properties/>
      <style:paragraph-properties fo:line-height="100%" fo:margin-left="0cm" fo:margin-right="0cm" fo:text-indent="0cm" fo:margin-top="0pt" fo:margin-bottom="0pt"/>
    </style:style>
    <style:style style:family="text" style:name="T274">
      <style:text-properties fo:font-family="Verdana" style:font-family-complex="Calibri" fo:font-size="9pt"/>
    </style:style>
    <style:style style:family="table-cell" style:name="ce5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199">
      <style:text-properties/>
      <style:paragraph-properties fo:line-height="100%" fo:text-align="center" fo:margin-left="0cm" fo:margin-right="0cm" fo:text-indent="0cm" fo:margin-top="0pt" fo:margin-bottom="0pt"/>
    </style:style>
    <style:style style:family="text" style:name="T275">
      <style:text-properties fo:font-family="Verdana" style:font-family-complex="Calibri" fo:font-size="9pt"/>
    </style:style>
    <style:style style:family="table-cell" style:name="ce57">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0">
      <style:text-properties/>
      <style:paragraph-properties fo:line-height="100%" fo:text-align="center" fo:margin-left="0cm" fo:margin-right="0cm" fo:text-indent="0cm" fo:margin-top="0pt" fo:margin-bottom="0pt"/>
    </style:style>
    <style:style style:family="text" style:name="T276">
      <style:text-properties fo:font-family="Verdana" style:font-family-complex="Calibri" fo:font-size="9pt"/>
    </style:style>
    <style:style style:family="table-cell" style:name="ce58">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1">
      <style:text-properties/>
      <style:paragraph-properties fo:line-height="100%" fo:text-align="center" fo:margin-left="0cm" fo:margin-right="0cm" fo:text-indent="0cm" fo:margin-top="0pt" fo:margin-bottom="0pt"/>
    </style:style>
    <style:style style:family="text" style:name="T277">
      <style:text-properties fo:font-family="Verdana" style:font-family-complex="Calibri" fo:font-size="9pt"/>
    </style:style>
    <style:style style:family="table-cell" style:name="ce5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2">
      <style:text-properties/>
      <style:paragraph-properties fo:line-height="100%" fo:text-align="center" fo:margin-left="0cm" fo:margin-right="0cm" fo:text-indent="0cm" fo:margin-top="0pt" fo:margin-bottom="0pt"/>
    </style:style>
    <style:style style:family="text" style:name="T278">
      <style:text-properties fo:font-family="Verdana" style:font-family-complex="Calibri" fo:font-size="9pt"/>
    </style:style>
    <style:style style:family="table-cell" style:name="ce60">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3">
      <style:text-properties/>
      <style:paragraph-properties fo:line-height="100%" fo:text-align="center" fo:margin-left="0cm" fo:margin-right="0cm" fo:text-indent="0cm" fo:margin-top="0pt" fo:margin-bottom="0pt"/>
    </style:style>
    <style:style style:family="text" style:name="T279">
      <style:text-properties fo:font-family="Verdana" style:font-family-complex="Calibri" fo:font-size="9pt"/>
    </style:style>
    <style:style style:family="table-cell" style:name="ce61">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4">
      <style:text-properties/>
      <style:paragraph-properties fo:line-height="100%" fo:text-align="center" fo:margin-left="0cm" fo:margin-right="0cm" fo:text-indent="0cm" fo:margin-top="0pt" fo:margin-bottom="0pt"/>
    </style:style>
    <style:style style:family="text" style:name="T280">
      <style:text-properties fo:font-family="Verdana" style:font-family-complex="Calibri" fo:font-size="9pt"/>
    </style:style>
    <style:style style:family="table-cell" style:name="ce62">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5">
      <style:text-properties/>
      <style:paragraph-properties fo:line-height="100%" fo:text-align="center" fo:margin-left="0cm" fo:margin-right="0cm" fo:text-indent="0cm" fo:margin-top="0pt" fo:margin-bottom="0pt"/>
    </style:style>
    <style:style style:family="text" style:name="T281">
      <style:text-properties fo:font-family="Verdana" style:font-family-complex="Calibri" fo:font-size="9pt"/>
    </style:style>
    <style:style style:family="table-cell" style:name="ce63">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6">
      <style:text-properties/>
      <style:paragraph-properties fo:line-height="100%" fo:text-align="center" fo:margin-left="0cm" fo:margin-right="0cm" fo:text-indent="0cm" fo:margin-top="0pt" fo:margin-bottom="0pt"/>
    </style:style>
    <style:style style:family="text" style:name="T282">
      <style:text-properties fo:font-family="Verdana" style:font-family-complex="Calibri" fo:font-size="9pt"/>
    </style:style>
    <style:style style:family="table-cell" style:name="ce64">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7">
      <style:text-properties/>
      <style:paragraph-properties fo:line-height="100%" fo:text-align="center" fo:margin-left="0cm" fo:margin-right="0cm" fo:text-indent="0cm" fo:margin-top="0pt" fo:margin-bottom="0pt"/>
    </style:style>
    <style:style style:family="text" style:name="T283">
      <style:text-properties fo:font-family="Verdana" style:font-family-complex="Calibri" fo:font-size="9pt"/>
    </style:style>
    <style:style style:family="table-cell" style:name="ce6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8">
      <style:text-properties/>
      <style:paragraph-properties fo:line-height="100%" fo:text-align="center" fo:margin-left="0cm" fo:margin-right="0cm" fo:text-indent="0cm" fo:margin-top="0pt" fo:margin-bottom="0pt"/>
    </style:style>
    <style:style style:family="text" style:name="T284">
      <style:text-properties fo:font-family="Verdana" style:font-family-complex="Calibri" fo:font-size="9pt"/>
    </style:style>
    <style:style style:family="table-cell" style:name="ce6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09">
      <style:text-properties/>
      <style:paragraph-properties fo:line-height="100%" fo:text-align="center" fo:margin-left="0cm" fo:margin-right="0cm" fo:text-indent="0cm" fo:margin-top="0pt" fo:margin-bottom="0pt"/>
    </style:style>
    <style:style style:family="text" style:name="T285">
      <style:text-properties fo:font-family="Verdana" style:font-family-complex="Calibri" fo:font-size="9pt"/>
    </style:style>
    <style:style style:family="table-cell" style:name="ce67">
      <style:table-cell-properties style:vertical-align="middle" style:direction="ltr" fo:border="0.01764cm solid #000000" fo:padding-top="0cm" fo:padding-bottom="0cm" fo:padding-left="0.1905cm" fo:padding-right="0.1905cm" fo:wrap-option="wrap"/>
    </style:style>
    <style:style style:parent-style-name="387" style:family="paragraph" style:name="P210">
      <style:text-properties/>
      <style:paragraph-properties fo:line-height="100%" fo:text-align="center" fo:margin-left="0cm" fo:margin-right="0cm" fo:text-indent="0cm" fo:margin-top="0pt" fo:margin-bottom="0pt"/>
    </style:style>
    <style:style style:family="text" style:name="T286">
      <style:text-properties fo:font-family="Verdana" style:font-family-complex="Calibri" fo:font-size="9pt"/>
    </style:style>
    <style:style style:family="table-row" style:name="ro14">
      <style:table-row-properties/>
    </style:style>
    <style:style style:family="table-cell" style:name="ce68">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1">
      <style:text-properties/>
      <style:paragraph-properties fo:line-height="100%" fo:margin-left="0cm" fo:margin-right="0cm" fo:text-indent="0cm" fo:margin-top="0pt" fo:margin-bottom="0pt"/>
    </style:style>
    <style:style style:family="text" style:name="T287">
      <style:text-properties fo:font-family="Verdana" style:font-family-complex="Calibri" fo:font-size="9pt"/>
    </style:style>
    <style:style style:family="table-cell" style:name="ce6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2">
      <style:text-properties/>
      <style:paragraph-properties fo:line-height="100%" fo:text-align="center" fo:margin-left="0cm" fo:margin-right="0cm" fo:text-indent="0cm" fo:margin-top="0pt" fo:margin-bottom="0pt"/>
    </style:style>
    <style:style style:family="text" style:name="T288">
      <style:text-properties fo:font-family="Verdana" style:font-family-complex="Calibri" fo:font-size="9pt"/>
    </style:style>
    <style:style style:family="table-cell" style:name="ce70">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3">
      <style:text-properties/>
      <style:paragraph-properties fo:line-height="100%" fo:text-align="center" fo:margin-left="0cm" fo:margin-right="0cm" fo:text-indent="0cm" fo:margin-top="0pt" fo:margin-bottom="0pt"/>
    </style:style>
    <style:style style:family="text" style:name="T289">
      <style:text-properties fo:font-family="Verdana" style:font-family-complex="Calibri" fo:font-size="9pt"/>
    </style:style>
    <style:style style:family="table-cell" style:name="ce71">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4">
      <style:text-properties/>
      <style:paragraph-properties fo:line-height="100%" fo:text-align="center" fo:margin-left="0cm" fo:margin-right="0cm" fo:text-indent="0cm" fo:margin-top="0pt" fo:margin-bottom="0pt"/>
    </style:style>
    <style:style style:family="text" style:name="T290">
      <style:text-properties fo:font-family="Verdana" style:font-family-complex="Calibri" fo:font-size="9pt"/>
    </style:style>
    <style:style style:family="table-cell" style:name="ce72">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5">
      <style:text-properties/>
      <style:paragraph-properties fo:line-height="100%" fo:text-align="center" fo:margin-left="0cm" fo:margin-right="0cm" fo:text-indent="0cm" fo:margin-top="0pt" fo:margin-bottom="0pt"/>
    </style:style>
    <style:style style:family="text" style:name="T291">
      <style:text-properties fo:font-family="Verdana" style:font-family-complex="Calibri" fo:font-size="9pt"/>
    </style:style>
    <style:style style:family="table-cell" style:name="ce73">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6">
      <style:text-properties/>
      <style:paragraph-properties fo:line-height="100%" fo:text-align="center" fo:margin-left="0cm" fo:margin-right="0cm" fo:text-indent="0cm" fo:margin-top="0pt" fo:margin-bottom="0pt"/>
    </style:style>
    <style:style style:family="text" style:name="T292">
      <style:text-properties fo:font-family="Verdana" style:font-family-complex="Calibri" fo:font-size="9pt"/>
    </style:style>
    <style:style style:family="table-cell" style:name="ce74">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7">
      <style:text-properties/>
      <style:paragraph-properties fo:line-height="100%" fo:text-align="center" fo:margin-left="0cm" fo:margin-right="0cm" fo:text-indent="0cm" fo:margin-top="0pt" fo:margin-bottom="0pt"/>
    </style:style>
    <style:style style:family="text" style:name="T293">
      <style:text-properties fo:font-family="Verdana" style:font-family-complex="Calibri" fo:font-size="9pt"/>
    </style:style>
    <style:style style:family="table-cell" style:name="ce75">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8">
      <style:text-properties/>
      <style:paragraph-properties fo:line-height="100%" fo:text-align="center" fo:margin-left="0cm" fo:margin-right="0cm" fo:text-indent="0cm" fo:margin-top="0pt" fo:margin-bottom="0pt"/>
    </style:style>
    <style:style style:family="text" style:name="T294">
      <style:text-properties fo:font-family="Verdana" style:font-family-complex="Calibri" fo:font-size="9pt"/>
    </style:style>
    <style:style style:family="table-cell" style:name="ce76">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19">
      <style:text-properties/>
      <style:paragraph-properties fo:line-height="100%" fo:text-align="center" fo:margin-left="0cm" fo:margin-right="0cm" fo:text-indent="0cm" fo:margin-top="0pt" fo:margin-bottom="0pt"/>
    </style:style>
    <style:style style:family="text" style:name="T295">
      <style:text-properties fo:font-family="Verdana" style:font-family-complex="Calibri" fo:font-size="9pt"/>
    </style:style>
    <style:style style:family="table-cell" style:name="ce77">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20">
      <style:text-properties/>
      <style:paragraph-properties fo:line-height="100%" fo:text-align="center" fo:margin-left="0cm" fo:margin-right="0cm" fo:text-indent="0cm" fo:margin-top="0pt" fo:margin-bottom="0pt"/>
    </style:style>
    <style:style style:family="text" style:name="T296">
      <style:text-properties fo:font-family="Verdana" style:font-family-complex="Calibri" fo:font-size="9pt"/>
    </style:style>
    <style:style style:family="table-cell" style:name="ce78">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21">
      <style:text-properties/>
      <style:paragraph-properties fo:line-height="100%" fo:text-align="center" fo:margin-left="0cm" fo:margin-right="0cm" fo:text-indent="0cm" fo:margin-top="0pt" fo:margin-bottom="0pt"/>
    </style:style>
    <style:style style:family="text" style:name="T297">
      <style:text-properties fo:font-family="Verdana" style:font-family-complex="Calibri" fo:font-size="9pt"/>
    </style:style>
    <style:style style:family="table-cell" style:name="ce79">
      <style:table-cell-properties style:vertical-align="middle" style:direction="ltr" fo:border-top="0.01764cm solid #000000" fo:border-bottom="0.01764cm solid #000000" fo:border-left="0.01764cm solid #000000" fo:border-right="none" fo:padding-top="0cm" fo:padding-bottom="0cm" fo:padding-left="0.1905cm" fo:padding-right="0.1905cm" fo:wrap-option="wrap"/>
    </style:style>
    <style:style style:parent-style-name="387" style:family="paragraph" style:name="P222">
      <style:text-properties/>
      <style:paragraph-properties fo:line-height="100%" fo:text-align="center" fo:margin-left="0cm" fo:margin-right="0cm" fo:text-indent="0cm" fo:margin-top="0pt" fo:margin-bottom="0pt"/>
    </style:style>
    <style:style style:family="text" style:name="T298">
      <style:text-properties fo:font-family="Verdana" style:font-family-complex="Calibri" fo:font-size="9pt"/>
    </style:style>
    <style:style style:family="table-cell" style:name="ce80">
      <style:table-cell-properties style:vertical-align="middle" style:direction="ltr" fo:border="0.01764cm solid #000000" fo:padding-top="0cm" fo:padding-bottom="0cm" fo:padding-left="0.1905cm" fo:padding-right="0.1905cm" fo:wrap-option="wrap"/>
    </style:style>
    <style:style style:parent-style-name="387" style:family="paragraph" style:name="P223">
      <style:text-properties/>
      <style:paragraph-properties fo:line-height="100%" fo:text-align="center" fo:margin-left="0cm" fo:margin-right="0cm" fo:text-indent="0cm" fo:margin-top="0pt" fo:margin-bottom="0pt"/>
    </style:style>
    <style:style style:family="text" style:name="T299">
      <style:text-properties fo:font-family="Verdana" style:font-family-complex="Calibri" fo:font-size="9pt"/>
    </style:style>
    <style:style style:parent-style-name="387" style:family="paragraph" style:name="P224">
      <style:text-properties/>
      <style:paragraph-properties fo:line-height="100%" fo:margin-left="1cm" fo:margin-right="0cm" fo:text-indent="0cm" fo:margin-top="0pt" fo:margin-bottom="0pt"/>
    </style:style>
    <style:style style:family="text" style:name="T300">
      <style:text-properties style:font-family-complex="Calibri"/>
    </style:style>
    <style:style style:parent-style-name="387" style:list-style-name="WWNum2" style:family="paragraph" style:name="P225">
      <style:text-properties/>
      <style:paragraph-properties fo:line-height="100%" fo:margin-left="1cm" fo:margin-right="0cm" fo:text-indent="0.9984cm" fo:margin-top="0pt" fo:margin-bottom="0pt"/>
    </style:style>
    <style:style style:family="text" style:name="T301">
      <style:text-properties fo:font-family="Verdana" style:font-family-complex="Calibri" fo:font-size="9pt" fo:font-weight="bold"/>
    </style:style>
    <style:style style:parent-style-name="387" style:family="paragraph" style:name="P226">
      <style:paragraph-properties fo:margin-left="1cm" fo:margin-right="0cm" fo:text-indent="0cm"/>
    </style:style>
    <style:style style:family="text" style:name="T302">
      <style:text-properties fo:color="#7f7f7f" fo:font-family="Verdana" style:font-family-complex="Calibri" fo:font-size="8pt" fo:font-style="italic"/>
    </style:style>
    <style:style style:parent-style-name="387" style:family="paragraph" style:name="P227">
      <style:paragraph-properties fo:margin-left="1cm" fo:margin-right="0cm" fo:text-indent="0cm"/>
    </style:style>
    <style:style style:family="text" style:name="T303">
      <style:text-properties fo:color="#7f7f7f" fo:font-family="Verdana" style:font-family-complex="Calibri" fo:font-size="8pt" fo:font-style="italic"/>
    </style:style>
    <style:style style:family="text" style:name="T304">
      <style:text-properties fo:color="#7f7f7f" fo:font-family="Verdana" style:font-family-complex="Calibri" fo:font-size="8pt" fo:font-style="italic"/>
    </style:style>
    <style:style style:parent-style-name="387" style:family="paragraph" style:name="P228">
      <style:paragraph-properties fo:line-height="100%" fo:margin-left="1cm" fo:margin-right="0cm" fo:text-indent="0cm" fo:margin-top="0pt" fo:margin-bottom="0pt"/>
    </style:style>
    <style:style style:family="text" style:name="T305">
      <style:text-properties fo:color="#7f7f7f" fo:font-family="Verdana" style:font-family-complex="Calibri" fo:font-size="8pt" fo:font-style="italic"/>
    </style:style>
    <style:style style:parent-style-name="387" style:family="paragraph" style:name="P229">
      <style:text-properties/>
      <style:paragraph-properties fo:line-height="100%" fo:margin-left="1cm" fo:margin-right="0cm" fo:text-indent="0cm" fo:margin-top="0pt" fo:margin-bottom="0pt"/>
    </style:style>
    <style:style style:family="text" style:name="T306">
      <style:text-properties fo:color="#7f7f7f" fo:font-family="Verdana" style:font-family-complex="Calibri" fo:font-size="9pt" fo:font-style="italic"/>
    </style:style>
    <style:style style:parent-style-name="387" style:family="paragraph" style:name="P230">
      <style:text-properties/>
      <style:paragraph-properties fo:line-height="100%" fo:margin-left="1cm" fo:margin-right="0cm" fo:text-indent="0cm" fo:margin-top="0pt" fo:margin-bottom="0pt"/>
    </style:style>
    <style:style style:family="text" style:name="T307">
      <style:text-properties fo:font-family="Verdana" style:font-family-complex="Calibri" fo:font-size="9pt"/>
    </style:style>
    <style:style style:parent-style-name="387" style:list-style-name="WWNum2" style:family="paragraph" style:name="P231">
      <style:paragraph-properties fo:line-height="100%" fo:margin-left="1cm" fo:margin-right="0cm" fo:text-indent="0.9984cm" fo:margin-top="0pt" fo:margin-bottom="0pt"/>
    </style:style>
    <style:style style:family="text" style:name="T308">
      <style:text-properties fo:font-family="Verdana" style:font-family-complex="Calibri" fo:font-size="9pt" fo:font-weight="bold"/>
    </style:style>
    <style:style style:parent-style-name="387" style:family="paragraph" style:name="P232">
      <style:paragraph-properties fo:margin-left="1cm" fo:margin-right="0cm" fo:text-indent="0cm"/>
    </style:style>
    <style:style style:family="text" style:name="T309">
      <style:text-properties fo:color="#7f7f7f" fo:font-family="Verdana" style:font-family-complex="Calibri" fo:font-size="8pt" fo:font-style="italic"/>
    </style:style>
    <style:style style:family="text" style:name="T310">
      <style:text-properties fo:color="#7f7f7f" fo:font-family="Verdana" style:font-family-complex="Calibri" fo:font-size="8pt" fo:font-style="italic"/>
    </style:style>
    <style:style style:family="text" style:name="T311">
      <style:text-properties fo:color="#7f7f7f" fo:font-family="Verdana" style:font-family-complex="Calibri" fo:font-size="9pt" fo:font-style="italic"/>
    </style:style>
    <style:style style:parent-style-name="387" style:family="paragraph" style:name="P233">
      <style:text-properties/>
      <style:paragraph-properties fo:line-height="100%" fo:margin-left="1cm" fo:margin-right="0cm" fo:text-indent="0cm" fo:margin-top="0pt" fo:margin-bottom="0pt"/>
    </style:style>
    <style:style style:family="text" style:name="T312">
      <style:text-properties fo:font-family="Verdana" style:font-family-complex="Calibri" fo:font-size="9pt"/>
    </style:style>
    <style:style style:parent-style-name="387" style:list-style-name="WWNum2" style:family="paragraph" style:name="P234">
      <style:paragraph-properties fo:line-height="100%" fo:margin-left="1cm" fo:margin-right="0cm" fo:text-indent="0.9984cm" fo:margin-top="0pt" fo:margin-bottom="0pt"/>
    </style:style>
    <style:style style:family="text" style:name="T313">
      <style:text-properties fo:font-family="Verdana" style:font-family-complex="Calibri" fo:font-size="9pt" fo:font-weight="bold"/>
    </style:style>
    <style:style style:family="text" style:name="T314">
      <style:text-properties fo:color="#7f7f7f" fo:font-family="Verdana" style:font-family-complex="Calibri" fo:font-size="8pt" fo:font-style="italic"/>
    </style:style>
    <style:style style:parent-style-name="387" style:family="paragraph" style:name="P235">
      <style:paragraph-properties fo:line-height="100%" fo:margin-left="1cm" fo:margin-right="0cm" fo:text-indent="0.9984cm" fo:margin-top="0pt" fo:margin-bottom="0pt"/>
    </style:style>
    <style:style style:family="text" style:name="T315">
      <style:text-properties fo:color="#7f7f7f" fo:font-family="Verdana" style:font-family-complex="Calibri" fo:font-size="8pt" fo:font-style="italic"/>
    </style:style>
    <style:style style:parent-style-name="387" style:list-style-name="WWNum2" style:family="paragraph" style:name="P236">
      <style:text-properties/>
      <style:paragraph-properties fo:line-height="100%" fo:margin-left="1cm" fo:margin-right="0cm" fo:text-indent="0.9984cm" fo:margin-top="0pt" fo:margin-bottom="0pt"/>
    </style:style>
    <style:style style:family="text" style:name="T316">
      <style:text-properties fo:color="#000000" fo:font-family="Verdana" style:font-family-complex="Calibri" fo:font-size="8pt" fo:font-style="normal" fo:font-weight="bold"/>
    </style:style>
    <style:style style:family="text" style:name="T317">
      <style:text-properties fo:color="#7f7f7f" fo:font-family="Verdana" style:font-family-complex="Calibri" fo:font-size="9pt" fo:font-style="normal" fo:font-weight="bold"/>
    </style:style>
    <style:style style:family="text" style:name="T318">
      <style:text-properties fo:color="#7f7f7f" fo:font-family="Verdana" style:font-family-complex="Calibri" fo:font-size="8pt" fo:font-style="italic" fo:font-weight="normal"/>
    </style:style>
    <style:style style:parent-style-name="372" style:family="paragraph" style:name="P237">
      <style:text-properties/>
      <style:paragraph-properties/>
    </style:style>
    <style:style style:family="text" style:name="T319">
      <style:text-properties fo:font-family="Verdana" style:font-family-complex="Calibri" fo:font-size="9pt"/>
    </style:style>
    <style:style style:parent-style-name="372" style:family="paragraph" style:name="P238">
      <style:text-properties/>
      <style:paragraph-properties/>
    </style:style>
    <style:style style:family="text" style:name="T320">
      <style:text-properties/>
    </style:style>
  </office:automatic-styles>
  <office:body>
    <office:text text:use-soft-page-breaks="true">
      <text:p text:style-name="P47"><text:span text:style-name="T49">#</text:span><text:span text:style-name="T50">ASKnet 2021 Project Proposal </text:span><text:span text:style-name="T51">Template</text:span><text:span/></text:p>
      <text:p text:style-name="P50"><text:span text:style-name="T52"/><text:span/></text:p>
      <text:p text:style-name="P51"><text:span text:style-name="T53"/><text:span/></text:p>
      <text:p text:style-name="P52"><text:span text:style-name="T54">Please check the appropriate type of event:</text:span><text:span/></text:p>
      <text:p text:style-name="P53"><text:span text:style-name="T55"/><text:span/></text:p>
      <text:p text:style-name="P54"><text:span text:style-name="T56">☐</text:span><text:span text:style-name="T57">Size</text:span><text:span text:style-name="T58">S</text:span><text:span text:style-name="T59">1 Event / Training / Workshop | 1 </text:span><text:span text:style-name="T60">- 2</text:span><text:span text:style-name="T61">day</text:span><text:span text:style-name="T62">s</text:span><text:span text:style-name="T63">|</text:span><text:span text:style-name="T64">aim of up to</text:span><text:span text:style-name="T65">30 participants |</text:span><text:span text:style-name="T66">local</text:span><text:span/></text:p>
      <text:p text:style-name="P55"><text:span text:style-name="T67">☐</text:span><text:span text:style-name="T68">Size</text:span><text:span text:style-name="T69">M</text:span><text:span text:style-name="T70">Series of Events / Trainings / Workshops | 2-5 days </text:span><text:span text:style-name="T71">or weekly repeated</text:span><text:span text:style-name="T72">|</text:span><text:span text:style-name="T73">at least</text:span><text:span text:style-name="T74">30 participants</text:span><text:span/></text:p>
      <text:p text:style-name="P56"><text:span text:style-name="T75">☐</text:span><text:span text:style-name="T76">Size</text:span><text:span text:style-name="T77">L</text:span><text:span text:style-name="T78">Series of Events / Trainings / Workshops | 5 days</text:span><text:span text:style-name="T79">or 3 month span</text:span><text:span text:style-name="T80"> | unlimited participants </text:span><text:span/></text:p>
      <text:p text:style-name="P57"><text:span text:style-name="T81"/><text:span/></text:p>
      <text:p text:style-name="P58"><text:span text:style-name="T82">Please check the appropriate category of event:</text:span><text:span/></text:p>
      <text:p text:style-name="P59"><text:span text:style-name="T83">☐</text:span><text:span text:style-name="T84">Open Hardware</text:span><text:span text:style-name="T85">e.g. Repair Café,</text:span><text:span text:style-name="T86">skills training using #</text:span><text:span text:style-name="T87">ASKotec,</text:span><text:span text:style-name="T88">Prototyping</text:span><text:span/></text:p>
      <text:p text:style-name="P60"><text:span text:style-name="T89">☐</text:span><text:span text:style-name="T90">Media Production</text:span><text:span text:style-name="T91">e.g. Podcasting, Filmmaking, Creative Writing, </text:span><text:span text:style-name="T92">Photography,</text:span><text:span text:style-name="T93">Web Dev</text:span><text:span/></text:p>
      <text:p text:style-name="P61"><text:span text:style-name="T94">☐</text:span><text:span text:style-name="T95">Media and Digital Literacy</text:span><text:span text:style-name="T96">e.g. Social Media use,</text:span><text:span text:style-name="T97">Fact-Checking, Wikipedia. GitHub, Knowledge Sharing, </text:span><text:span text:style-name="T98">Cryptocurrency use</text:span><text:span/></text:p>
      <text:p text:style-name="P62"><text:span text:style-name="T99">☐</text:span><text:span text:style-name="T100">Other</text:span><text:span text:style-name="T101">(</text:span><text:span text:style-name="T102">please describe,</text:span><text:span text:style-name="T103">e.g. targeted community empowerment/entrepreneurship/peacebuilding/ art or activities that engage media and digital literacy in ways other than the first three categories)</text:span><text:span/><text:span text:style-name="T104"/><text:span/></text:p>
      <text:p text:style-name="P63"><text:span text:style-name="T105"/><text:span/></text:p>
      <text:h text:outline-level="1" text:restart-numbering="0" text:is-list-header="0" text:style-name="P64"><text:span text:style-name="T106">Project Overview</text:span><text:span text:style-name="T107">(for all types of event, S-L)</text:span><text:span/></text:h>
      <text:p text:style-name="P65"><text:span text:style-name="T108"/><text:span/></text:p>
      <text:list text:style-name="WWNum2" text:continue-numbering="true">
        <text:list-item>
          <text:list>
            <text:list-item>
              <text:p text:style-name="P66"><text:span text:style-name="T109">Name of the Project</text:span><text:span/></text:p>
            </text:list-item>
          </text:list>
        </text:list-item>
      </text:list>
      <text:p text:style-name="P67"><text:span text:style-name="T110"/><text:span/></text:p>
      <text:p text:style-name="P68"><text:span text:style-name="T111"/><text:span/></text:p>
      <text:list text:style-name="WWNum2" text:continue-numbering="true">
        <text:list-item>
          <text:list>
            <text:list-item>
              <text:p text:style-name="P69"><text:span text:style-name="T112">Applicant (Organization) (+ Partner </text:span><text:span text:style-name="T113">and/or Collaborating</text:span><text:span text:style-name="T114">Organization(s))<text:line-break/></text:span><text:span text:style-name="T115">Please note: Individuals can apply for projects if they partner with an </text:span><text:span text:style-name="T116">#</text:span><text:span text:style-name="T117">ASKnet hub at least for administrative tasks, i.e. financial administration, ensuring prerequisites for implementation (official permits, planning documents) are in place, and appropriate reporting.</text:span><text:span text:style-name="T118"><text:s/></text:span><text:span/></text:p>
            </text:list-item>
          </text:list>
        </text:list-item>
      </text:list>
      <text:p text:style-name="P70"><text:span text:style-name="T119"/><text:span/></text:p>
      <text:p text:style-name="P71"><text:span text:style-name="T120"/><text:span/></text:p>
      <text:list text:style-name="WWNum2" text:continue-numbering="true">
        <text:list-item>
          <text:list>
            <text:list-item>
              <text:p text:style-name="P72"><text:span text:style-name="T121">Project Location</text:span><text:span/></text:p>
            </text:list-item>
          </text:list>
        </text:list-item>
      </text:list>
      <text:p text:style-name="P73"><text:span text:style-name="T122"/><text:span/></text:p>
      <text:p text:style-name="P74"><text:span text:style-name="T123"/><text:span/></text:p>
      <text:list text:style-name="WWNum2" text:continue-numbering="true">
        <text:list-item>
          <text:list>
            <text:list-item>
              <text:p text:style-name="P75"><text:span text:style-name="T124">Target group / audience</text:span><text:span/></text:p>
            </text:list-item>
          </text:list>
        </text:list-item>
      </text:list>
      <text:p text:style-name="P76"><text:span text:style-name="T125">(max ¼ page)</text:span><text:span/></text:p>
      <text:p text:style-name="P77"><text:span text:style-name="T126">Situation and number of persons directly impacted by the project. Please differentiate by groups of people if applicable, e.g. women / men, children / youth, minorities, people wit</text:span><text:span text:style-name="T127">h disabilities, etc. Why was this target group chosen? What contacts does your organization already have with the target group(s)? How do you know about the needs of the target group(s), were they e.g. involved in the planning of the project – if yes, how?</text:span><text:span/></text:p>
      <text:p text:style-name="P78"><text:span text:style-name="T128"/><text:span/></text:p>
      <text:list text:style-name="WWNum2" text:continue-numbering="true">
        <text:list-item>
          <text:list>
            <text:list-item>
              <text:p text:style-name="P79"><text:span text:style-name="T129">Implementation Period</text:span><text:span/></text:p>
            </text:list-item>
          </text:list>
        </text:list-item>
      </text:list>
      <text:p text:style-name="P80"><text:span text:style-name="T130"/><text:span/></text:p>
      <text:p text:style-name="P81"><text:span text:style-name="T131">Start Date</text:span><text:span text:style-name="T132">:</text:span><text:span/></text:p>
      <text:p text:style-name="P82"><text:span text:style-name="T133">End Date:</text:span><text:span/></text:p>
      <text:p text:style-name="P83"><text:span text:style-name="T134"/><text:span/></text:p>
      <text:list text:style-name="WWNum2" text:continue-numbering="true">
        <text:list-item>
          <text:list>
            <text:list-item>
              <text:p text:style-name="P84"><text:span text:style-name="T135">Short Project Description</text:span><text:span/></text:p>
            </text:list-item>
          </text:list>
        </text:list-item>
      </text:list>
      <text:p text:style-name="P85"><text:span text:style-name="T136">(max. ½ page)</text:span><text:span/></text:p>
      <text:p text:style-name="P86"><text:span text:style-name="T137">What is the current situation that is to be changed by the measures that you apply for (political, legal, economic, socio-cultural situation)? How is / are the target group(s) / users / audience</text:span><text:span text:style-name="T138"> affected by it? Why? Depending on your proposed measures: What is the situation of women/men, children/youth and people with disabilities? Is there a special reason why the project should be carried out at this place and at this time? Are all the prerequi</text:span><text:span text:style-name="T139">sites (official permits, planning documents, etc.) for project implementation in place? If applicable: How do you plan to collaborate with your partners? <text:line-break/>What impact, outcome, outputs do you plan to achieve? How do you measure whether you were successful?</text:span><text:span text:style-name="T140">Please describe the planned activities in detail</text:span><text:span text:style-name="T141">, including preparation, implementation and documentation / reporting. </text:span><text:span/></text:p>
      <text:p text:style-name="P87"><text:span text:style-name="T142">How do you plan to draw attention to your activities, and whose attention do you want to gain?</text:span><text:span/></text:p>
      <text:p text:style-name="P88"><text:span text:style-name="T143"/><text:span/></text:p>
      <text:p text:style-name="P89"><text:span text:style-name="T144"/><text:span/></text:p>
      <text:list text:style-name="WWNum2" text:continue-numbering="true">
        <text:list-item>
          <text:list>
            <text:list-item>
              <text:p text:style-name="P90"><text:span text:style-name="T145">Contact Data</text:span><text:span/></text:p>
            </text:list-item>
          </text:list>
        </text:list-item>
      </text:list>
      <text:p text:style-name="P91"><text:span text:style-name="T146">(Name(s), Position(s), E-Mail(s), </text:span><text:span text:style-name="T147">Mobile Number, social media contact</text:span><text:span text:style-name="T148">)</text:span><text:span/></text:p>
      <text:p text:style-name="P92"><text:span text:style-name="T149"/><text:span/></text:p>
      <text:p text:style-name="P93"><text:span text:style-name="T150"/><text:span/></text:p>
      <text:list text:style-name="WWNum2" text:continue-numbering="true">
        <text:list-item>
          <text:list>
            <text:list-item>
              <text:p text:style-name="P94"><text:span text:style-name="T151">Requested grant sum</text:span><text:span text:style-name="T152"><text:line-break/></text:span><text:span text:style-name="T153">(Please indicate total amount and currency as calculated in the budget sheet)</text:span><text:span/></text:p>
            </text:list-item>
            <text:soft-page-break/>
          </text:list>
        </text:list-item>
      </text:list>
      <text:p text:style-name="P95"><text:span text:style-name="T154"/><text:span/></text:p>
      <text:h text:outline-level="1" text:restart-numbering="0" text:is-list-header="0" text:style-name="P96"><text:span text:style-name="T155">Detailed P</text:span><text:span text:style-name="T156">roject Description</text:span><text:span text:style-name="T157">(only for Size</text:span><text:span text:style-name="T158">M and</text:span><text:span text:style-name="T159">L event types)</text:span><text:span/><text:span text:style-name="T160"/><text:span/></text:h>
      <text:p text:style-name="P97"><text:span text:style-name="T161"/><text:span/></text:p>
      <text:list text:style-name="WWNum2" text:continue-numbering="true">
        <text:list-item>
          <text:list>
            <text:list-item>
              <text:p text:style-name="P98"><text:span text:style-name="T162">Description of initial situation</text:span><text:span/></text:p>
            </text:list-item>
          </text:list>
        </text:list-item>
      </text:list>
      <text:p text:style-name="P99"><text:span text:style-name="T163">(max 1 page, can include what you wrote under 1.6 but should describe the situation in more detail)</text:span><text:span/></text:p>
      <text:p text:style-name="P100"><text:span text:style-name="T164"/><text:span/></text:p>
      <text:list text:style-name="WWNum2" text:continue-numbering="true">
        <text:list-item>
          <text:list>
            <text:list-item>
              <text:p text:style-name="P101"><text:span text:style-name="T165">Direct and indirect target groups / audience</text:span><text:span/></text:p>
            </text:list-item>
          </text:list>
        </text:list-item>
      </text:list>
      <text:p text:style-name="P102"><text:span text:style-name="T166">(max ½ page, can include what you wrote under 1.4 but should describe the situation in more detail)</text:span><text:span/></text:p>
      <text:p text:style-name="P103"><text:span text:style-name="T167">Direct target group(s)</text:span><text:span/></text:p>
      <text:p text:style-name="P104"><text:span text:style-name="T168">Situation and number of persons directly impacted by the project. Please differentiate by groups of people if given e.g. women / men, children / youth, minorities, people wit</text:span><text:span text:style-name="T169">h disabilities, etc. Why was this target group chosen? What contacts does your organization already have with the target group(s)? How do you know about the needs of the target group(s), were they e.g. involved in the planning of the project – if yes, how?</text:span><text:span/></text:p>
      <text:p text:style-name="P105"><text:span text:style-name="T170">Indirect target group(s)</text:span><text:span/></text:p>
      <text:p text:style-name="P106"><text:span text:style-name="T171">Which groups of people benefit indirectly from the effects of the project? Please also give a short description of the situation and number.</text:span><text:span/></text:p>
      <text:p text:style-name="P107"><text:span text:style-name="T172"/><text:span/></text:p>
      <text:list text:style-name="WWNum2" text:continue-numbering="true">
        <text:list-item>
          <text:list>
            <text:list-item>
              <text:p text:style-name="P108"><text:span text:style-name="T173">Logframe: Impact, Outcomes, Output<text:line-break/></text:span><text:span text:style-name="T174">(max 1 page)</text:span><text:span/></text:p>
            </text:list-item>
          </text:list>
        </text:list-item>
      </text:list>
      <text:p text:style-name="P109"><text:span text:style-name="T175">The IMPACT describes the desired overall societal changes to which the project contributes. No indicator is formulated for the overall objective.</text:span><text:span/><text:span text:style-name="T176"/><text:span/></text:p>
      <text:p text:style-name="P110"><text:span text:style-name="T177">Please formulate only one OUTCOME for your project. The outcome desc</text:span><text:span text:style-name="T178">ribes the positive changes that are to be achieved for the target group with the implementation of the project. Please formulate at least one indicator for the outcome. An indicator makes a statement about what changes quantitatively and / or qualitatively</text:span><text:span text:style-name="T179"> for the target group as a result of the activities. For this purpose, first the baseline value / situation (ACTUAL / NOW) is described and then the target value (TARGET). If you want to formulate more than one indicators, additional lines can be inserted.</text:span><text:span/><text:span text:style-name="T180"/><text:span/></text:p>
      <text:p text:style-name="P111"><text:span text:style-name="T181">OUTPUTS are necessary if a project has several project components (e.g. an income-generating measure, education and investment). The outputs describe the positive changes in a project component that are to be achieved for the target group </text:span><text:span text:style-name="T182">with the implementation of the project. For each output, please formulate at least one indicator. As with the project objective, the indicator should first describe the baseline value/the initial situation (ACTUAL / NOW) and then the target value (TARGET).</text:span><text:span/></text:p>
      <text:p text:style-name="P112"><text:span text:style-name="T183"/><text:span/></text:p>
      <text:p text:style-name="P113"><text:span text:style-name="T184">Indicators should be phrased in a SMART way: </text:span><text:span/></text:p>
      <text:p text:style-name="P114"><text:span text:style-name="T185">S<text:tab/><text:tab/>Specific. Understood in a clear and concise manner, no ambiguities.</text:span><text:span/></text:p>
      <text:p text:style-name="P115"><text:span text:style-name="T186">M<text:tab/>Measurable. Verifiable with little effort. </text:span><text:span/></text:p>
      <text:p text:style-name="P116"><text:span text:style-name="T187">A<text:tab/><text:tab/>Appropriate. Do not try to achieve too much in a few months.<text:s text:c="2"/></text:span><text:span/></text:p>
      <text:p text:style-name="P117"><text:span text:style-name="T188">R<text:tab/><text:tab/>Relevant. Closely linked to the project’s impact (Think about theory of change here)</text:span><text:span/></text:p>
      <text:p text:style-name="P118"><text:span text:style-name="T189">T<text:tab/><text:tab/>Timely. You can measure and verify the indicator in the time frame of the project</text:span><text:span/></text:p>
      <text:p text:style-name="P119"><text:span text:style-name="T190"/><text:span/></text:p>
      <text:p text:style-name="P120"><text:span text:style-name="T191">Please do not include indicators for your desired impact. Please stick to one outcome, for which you may use more than one indicator. </text:span><text:span/></text:p>
      <text:p text:style-name="P121"><text:span text:style-name="T192"/><text:span/></text:p>
      <text:p text:style-name="P122"><text:span text:style-name="T193"/><text:span/></text:p>
      <table:table table:style-name="ta1">
        <table:table-columns>
          <table:table-column table:style-name="co1"/>
          <table:table-column table:style-name="co2"/>
        </table:table-columns>
        <table:table-row table:style-name="ro1">
          <table:table-cell table:style-name="ce1">
            <text:p text:style-name="P123"><text:span text:style-name="T194">Impact</text:span><text:span/></text:p>
          </table:table-cell>
          <table:table-cell table:style-name="ce2">
            <text:p text:style-name="P124"><text:span text:style-name="T195"/><text:span/></text:p>
          </table:table-cell>
        </table:table-row>
      </table:table>
      <text:p text:style-name="P125"><text:span text:style-name="T196"/><text:span/></text:p>
      <text:p text:style-name="P126"><text:span text:style-name="T197"/><text:span/></text:p>
      <table:table table:style-name="ta2">
        <table:table-columns>
          <table:table-column table:style-name="co3"/>
          <table:table-column table:style-name="co4"/>
          <table:table-column table:style-name="co5"/>
        </table:table-columns>
        <table:table-row table:style-name="ro2">
          <table:table-cell table:style-name="ce3" table:number-rows-spanned="2">
            <text:p text:style-name="P127"><text:span text:style-name="T198">Project Outcome</text:span><text:span/></text:p>
          </table:table-cell>
          <table:table-cell table:style-name="ce4" table:number-columns-spanned="2">
            <text:p text:style-name="P128"><text:span text:style-name="T199">Indicators</text:span><text:span/></text:p>
          </table:table-cell>
          <table:covered-table-cell/>
        </table:table-row>
        <table:table-row table:style-name="ro3">
          <table:covered-table-cell>
            <text:p><text:span/><text:span/></text:p>
          </table:covered-table-cell>
          <table:table-cell table:style-name="ce6">
            <text:p text:style-name="P129"><text:span text:style-name="T200">Baseline (ACTUAL / NOW)</text:span><text:span/></text:p>
            <text:p text:style-name="P130"><text:span text:style-name="T201">(quantitative &amp; qualitative)</text:span><text:span/></text:p>
          </table:table-cell>
          <table:table-cell table:style-name="ce7">
            <text:p text:style-name="P131"><text:span text:style-name="T202">Target value (TARGET)</text:span><text:span/></text:p>
            <text:p text:style-name="P132"><text:span text:style-name="T203">(quantitative &amp; qualitative)</text:span><text:span/></text:p>
          </table:table-cell>
        </table:table-row>
        <table:table-row table:style-name="ro4">
          <table:table-cell table:style-name="ce8">
            <text:p text:style-name="P133"><text:span text:style-name="T204"/><text:span/></text:p>
          </table:table-cell>
          <table:table-cell table:style-name="ce9">
            <text:p text:style-name="P134"><text:span text:style-name="T205"/><text:span/></text:p>
          </table:table-cell>
          <table:table-cell table:style-name="ce10">
            <text:p text:style-name="P135"><text:span text:style-name="T206"/><text:span/></text:p>
          </table:table-cell>
        </table:table-row>
      </table:table>
      <text:p text:style-name="P136"><text:span text:style-name="T207"/><text:span/></text:p>
      <text:p text:style-name="P137"><text:span text:style-name="T208"/><text:span/></text:p>
      <table:table table:style-name="ta3">
        <table:table-columns>
          <table:table-column table:style-name="co6"/>
          <table:table-column table:style-name="co7"/>
          <table:table-column table:style-name="co8"/>
        </table:table-columns>
        <table:table-row table:style-name="ro5">
          <table:table-cell table:style-name="ce11" table:number-rows-spanned="2">
            <text:p text:style-name="P138"><text:span text:style-name="T209">Outputs</text:span><text:span/></text:p>
          </table:table-cell>
          <table:table-cell table:style-name="ce12" table:number-columns-spanned="2">
            <text:p text:style-name="P139"><text:span text:style-name="T210">Indicators</text:span><text:span/></text:p>
          </table:table-cell>
          <table:covered-table-cell/>
        </table:table-row>
        <table:table-row table:style-name="ro6">
          <table:covered-table-cell>
            <text:p><text:span/><text:span/></text:p>
          </table:covered-table-cell>
          <table:table-cell table:style-name="ce14">
            <text:p text:style-name="P140"><text:span text:style-name="T211">Baseline (ACTUAL / NOW)</text:span><text:span/></text:p>
            <text:p text:style-name="P141"><text:span text:style-name="T212">(quantitative &amp; qualitative)</text:span><text:span/></text:p>
          </table:table-cell>
          <table:table-cell table:style-name="ce15">
            <text:p text:style-name="P142"><text:span text:style-name="T213">Target value (TARGET)</text:span><text:span/></text:p>
            <text:p text:style-name="P143"><text:span text:style-name="T214">(quantitative &amp; qualitative)</text:span><text:span/></text:p>
          </table:table-cell>
        </table:table-row>
        <table:table-row table:style-name="ro7">
          <table:table-cell table:style-name="ce16">
            <text:p text:style-name="P144"><text:span text:style-name="T215"/><text:span/></text:p>
          </table:table-cell>
          <table:table-cell table:style-name="ce17">
            <text:p text:style-name="P145"><text:span text:style-name="T216"/><text:span/></text:p>
          </table:table-cell>
          <table:table-cell table:style-name="ce18">
            <text:p text:style-name="P146"><text:span text:style-name="T217"/><text:span/></text:p>
          </table:table-cell>
        </table:table-row>
        <table:table-row table:style-name="ro8">
          <table:table-cell table:style-name="ce19">
            <text:p text:style-name="P147"><text:span text:style-name="T218"/><text:span/></text:p>
          </table:table-cell>
          <table:table-cell table:style-name="ce20">
            <text:p text:style-name="P148"><text:span text:style-name="T219"/><text:span/></text:p>
          </table:table-cell>
          <table:table-cell table:style-name="ce21">
            <text:p text:style-name="P149"><text:span text:style-name="T220"/><text:span/></text:p>
          </table:table-cell>
        </table:table-row>
        <table:table-row table:style-name="ro9">
          <table:table-cell table:style-name="ce22">
            <text:p text:style-name="P150"><text:span text:style-name="T221"/><text:span/></text:p>
          </table:table-cell>
          <table:table-cell table:style-name="ce23">
            <text:p text:style-name="P151"><text:span text:style-name="T222"/><text:span/></text:p>
          </table:table-cell>
          <table:table-cell table:style-name="ce24">
            <text:p text:style-name="P152"><text:span text:style-name="T223"/><text:span/></text:p>
          </table:table-cell>
        </table:table-row>
      </table:table>
      <text:p text:style-name="P153"><text:span text:style-name="T224"/><text:span/></text:p>
      <text:list text:style-name="WWNum2" text:continue-numbering="true">
        <text:list-item>
          <text:list>
            <text:list-item>
              <text:p text:style-name="P154"><text:span text:style-name="T225">Planned Activities</text:span><text:span/></text:p>
            </text:list-item>
          </text:list>
        </text:list-item>
      </text:list>
      <text:p text:style-name="P155"><text:span text:style-name="T226"/><text:span/></text:p>
      <text:list text:style-name="WWNum2" text:continue-numbering="true">
        <text:list-item>
          <text:list>
            <text:list-item>
              <text:list>
                <text:list-item>
                  <text:p text:style-name="P156"><text:span text:style-name="T227">Detailed description of the planned activities</text:span><text:span/></text:p>
                </text:list-item>
              </text:list>
            </text:list-item>
          </text:list>
        </text:list-item>
      </text:list>
      <text:p text:style-name="P157"><text:span text:style-name="T228">(max 1 page)</text:span><text:span/></text:p>
      <text:p text:style-name="P158"><text:span text:style-name="T229">Please describe in detail how the project is implemented by you (and your partners). Describe the individual process steps or essential activities comprehensibly and completely. What is it that you will actually do to achieve the outputs?</text:span><text:span/></text:p>
      <text:p text:style-name="P159"><text:span text:style-name="T230"/><text:span/></text:p>
      <text:p text:style-name="P160"><text:span text:style-name="T231"/><text:span/></text:p>
      <text:list text:style-name="WWNum2" text:continue-numbering="true">
        <text:list-item>
          <text:list>
            <text:list-item>
              <text:list>
                <text:list-item>
                  <text:p text:style-name="P161"><text:span text:style-name="T232">Project-related measures, coordination and monitoring<text:line-break/></text:span><text:span text:style-name="T233">(max ½ page)</text:span><text:span/></text:p>
                </text:list-item>
              </text:list>
            </text:list-item>
          </text:list>
        </text:list-item>
      </text:list>
      <text:p text:style-name="P162"><text:span text:style-name="T234">How is the project implemented, evaluated, documented (reported)? Which roles in your organization need to do what in order to a</text:span><text:span text:style-name="T235">ssure that the project can be implemented, e.g. management / admin / overhead tasks? Please describe how you plan to document and report: Do you plan e.g. surveys via feedback questionnaires, interviews or focus groups? Is sufficient time planned for this?</text:span><text:span/></text:p>
      <text:p text:style-name="P163"><text:span text:style-name="T236"/><text:span/></text:p>
      <text:list text:style-name="WWNum2" text:continue-numbering="true">
        <text:list-item>
          <text:list>
            <text:list-item>
              <text:list>
                <text:list-item>
                  <text:p text:style-name="P164"><text:span text:style-name="T237">Interaction with other actors / partners<text:line-break/></text:span><text:span text:style-name="T238">(max ½ page)</text:span><text:span/></text:p>
                </text:list-item>
              </text:list>
            </text:list-item>
          </text:list>
        </text:list-item>
      </text:list>
      <text:p text:style-name="P165"><text:span text:style-name="T239">Which other actors are there at the same place, with the same target group or in the same field? Are you in contact with these actors and are there, if applicable, arrangements and agreements? Do you collaborate with partners on this project?</text:span><text:span/><text:span text:style-name="T240"/><text:span/></text:p>
      <text:p text:style-name="P166"><text:span text:style-name="T241"/><text:span/></text:p>
      <text:list text:style-name="WWNum2" text:continue-numbering="true">
        <text:list-item>
          <text:list>
            <text:list-item>
              <text:list>
                <text:list-item>
                  <text:p text:style-name="P167"><text:span text:style-name="T242">Time-Activity-Plan<text:line-break/></text:span><text:span text:style-name="T243">(max ½ page)<text:line-break/>Please sort the activities into the Time-Activity-Plan. What do you plan to do when? (Remember to include project-related measures, coordination and monitoring. </text:span><text:span/></text:p>
                </text:list-item>
              </text:list>
            </text:list-item>
          </text:list>
        </text:list-item>
      </text:list>
      <text:p text:style-name="P168"><text:span text:style-name="T244"/><text:span/></text:p>
      <table:table table:style-name="ta4">
        <table:table-columns>
          <table:table-column table:style-name="co9"/>
          <table:table-column table:style-name="co10"/>
          <table:table-column table:style-name="co11"/>
          <table:table-column table:style-name="co12"/>
          <table:table-column table:style-name="co13"/>
          <table:table-column table:style-name="co14"/>
          <table:table-column table:style-name="co15"/>
          <table:table-column table:style-name="co16"/>
          <table:table-column table:style-name="co17"/>
          <table:table-column table:style-name="co18"/>
          <table:table-column table:style-name="co19"/>
          <table:table-column table:style-name="co20"/>
          <table:table-column table:style-name="co21"/>
        </table:table-columns>
        <table:table-row table:style-name="ro10">
          <table:table-cell table:style-name="ce25" table:number-rows-spanned="2">
            <text:p text:style-name="P169"><text:span text:style-name="T245">Activity</text:span><text:span/></text:p>
          </table:table-cell>
          <table:table-cell table:style-name="ce26" table:number-columns-spanned="4">
            <text:p text:style-name="P170"><text:span text:style-name="T246">Month 1</text:span><text:span/></text:p>
          </table:table-cell>
          <table:covered-table-cell/>
          <table:covered-table-cell/>
          <table:covered-table-cell/>
          <table:table-cell table:style-name="ce27" table:number-columns-spanned="4">
            <text:p text:style-name="P171"><text:span text:style-name="T247">Month 2</text:span><text:span/></text:p>
          </table:table-cell>
          <table:covered-table-cell/>
          <table:covered-table-cell/>
          <table:covered-table-cell/>
          <table:table-cell table:style-name="ce28" table:number-columns-spanned="4">
            <text:p text:style-name="P172"><text:span text:style-name="T248">Month 3</text:span><text:span/></text:p>
          </table:table-cell>
          <table:covered-table-cell/>
          <table:covered-table-cell/>
          <table:covered-table-cell/>
        </table:table-row>
        <table:table-row table:style-name="ro11">
          <table:covered-table-cell>
            <text:p><text:span/><text:span/></text:p>
          </table:covered-table-cell>
          <table:table-cell table:style-name="ce30">
            <text:p text:style-name="P173"><text:span text:style-name="T249">Week 1</text:span><text:span/></text:p>
          </table:table-cell>
          <table:table-cell table:style-name="ce31">
            <text:p text:style-name="P174"><text:span text:style-name="T250">Week 2</text:span><text:span/></text:p>
          </table:table-cell>
          <table:table-cell table:style-name="ce32">
            <text:p text:style-name="P175"><text:span text:style-name="T251">Week 3</text:span><text:span/></text:p>
          </table:table-cell>
          <table:table-cell table:style-name="ce33">
            <text:p text:style-name="P176"><text:span text:style-name="T252">Week 4</text:span><text:span/></text:p>
          </table:table-cell>
          <table:table-cell table:style-name="ce34">
            <text:p text:style-name="P177"><text:span text:style-name="T253">Week 1</text:span><text:span/></text:p>
          </table:table-cell>
          <table:table-cell table:style-name="ce35">
            <text:p text:style-name="P178"><text:span text:style-name="T254">Week 2</text:span><text:span/></text:p>
          </table:table-cell>
          <table:table-cell table:style-name="ce36">
            <text:p text:style-name="P179"><text:span text:style-name="T255">Week 3</text:span><text:span/></text:p>
          </table:table-cell>
          <table:table-cell table:style-name="ce37">
            <text:p text:style-name="P180"><text:span text:style-name="T256">Week 4</text:span><text:span/></text:p>
          </table:table-cell>
          <table:table-cell table:style-name="ce38">
            <text:p text:style-name="P181"><text:span text:style-name="T257">Week 1</text:span><text:span/></text:p>
          </table:table-cell>
          <table:table-cell table:style-name="ce39">
            <text:p text:style-name="P182"><text:span text:style-name="T258">Week 2</text:span><text:span/></text:p>
          </table:table-cell>
          <table:table-cell table:style-name="ce40">
            <text:p text:style-name="P183"><text:span text:style-name="T259">Week 3</text:span><text:span/></text:p>
          </table:table-cell>
          <table:table-cell table:style-name="ce41">
            <text:p text:style-name="P184"><text:span text:style-name="T260">Week 4</text:span><text:span/></text:p>
          </table:table-cell>
        </table:table-row>
        <table:table-row table:style-name="ro12">
          <table:table-cell table:style-name="ce42">
            <text:p text:style-name="P185"><text:span text:style-name="T261"/><text:span/></text:p>
          </table:table-cell>
          <table:table-cell table:style-name="ce43">
            <text:p text:style-name="P186"><text:span text:style-name="T262"/><text:span/></text:p>
          </table:table-cell>
          <table:table-cell table:style-name="ce44">
            <text:p text:style-name="P187"><text:span text:style-name="T263"/><text:span/></text:p>
          </table:table-cell>
          <table:table-cell table:style-name="ce45">
            <text:p text:style-name="P188"><text:span text:style-name="T264"/><text:span/></text:p>
          </table:table-cell>
          <table:table-cell table:style-name="ce46">
            <text:p text:style-name="P189"><text:span text:style-name="T265"/><text:span/></text:p>
          </table:table-cell>
          <table:table-cell table:style-name="ce47">
            <text:p text:style-name="P190"><text:span text:style-name="T266"/><text:span/></text:p>
          </table:table-cell>
          <table:table-cell table:style-name="ce48">
            <text:p text:style-name="P191"><text:span text:style-name="T267"/><text:span/></text:p>
          </table:table-cell>
          <table:table-cell table:style-name="ce49">
            <text:p text:style-name="P192"><text:span text:style-name="T268"/><text:span/></text:p>
          </table:table-cell>
          <table:table-cell table:style-name="ce50">
            <text:p text:style-name="P193"><text:span text:style-name="T269"/><text:span/></text:p>
          </table:table-cell>
          <table:table-cell table:style-name="ce51">
            <text:p text:style-name="P194"><text:span text:style-name="T270"/><text:span/></text:p>
          </table:table-cell>
          <table:table-cell table:style-name="ce52">
            <text:p text:style-name="P195"><text:span text:style-name="T271"/><text:span/></text:p>
          </table:table-cell>
          <table:table-cell table:style-name="ce53">
            <text:p text:style-name="P196"><text:span text:style-name="T272"/><text:span/></text:p>
          </table:table-cell>
          <table:table-cell table:style-name="ce54">
            <text:p text:style-name="P197"><text:span text:style-name="T273"/><text:span/></text:p>
          </table:table-cell>
        </table:table-row>
        <table:table-row table:style-name="ro13">
          <table:table-cell table:style-name="ce55">
            <text:p text:style-name="P198"><text:span text:style-name="T274"/><text:span/></text:p>
          </table:table-cell>
          <table:table-cell table:style-name="ce56">
            <text:p text:style-name="P199"><text:span text:style-name="T275"/><text:span/></text:p>
          </table:table-cell>
          <table:table-cell table:style-name="ce57">
            <text:p text:style-name="P200"><text:span text:style-name="T276"/><text:span/></text:p>
          </table:table-cell>
          <table:table-cell table:style-name="ce58">
            <text:p text:style-name="P201"><text:span text:style-name="T277"/><text:span/></text:p>
          </table:table-cell>
          <table:table-cell table:style-name="ce59">
            <text:p text:style-name="P202"><text:span text:style-name="T278"/><text:span/></text:p>
          </table:table-cell>
          <table:table-cell table:style-name="ce60">
            <text:p text:style-name="P203"><text:span text:style-name="T279"/><text:span/></text:p>
          </table:table-cell>
          <table:table-cell table:style-name="ce61">
            <text:p text:style-name="P204"><text:span text:style-name="T280"/><text:span/></text:p>
          </table:table-cell>
          <table:table-cell table:style-name="ce62">
            <text:p text:style-name="P205"><text:span text:style-name="T281"/><text:span/></text:p>
          </table:table-cell>
          <table:table-cell table:style-name="ce63">
            <text:p text:style-name="P206"><text:span text:style-name="T282"/><text:span/></text:p>
          </table:table-cell>
          <table:table-cell table:style-name="ce64">
            <text:p text:style-name="P207"><text:span text:style-name="T283"/><text:span/></text:p>
          </table:table-cell>
          <table:table-cell table:style-name="ce65">
            <text:p text:style-name="P208"><text:span text:style-name="T284"/><text:span/></text:p>
          </table:table-cell>
          <table:table-cell table:style-name="ce66">
            <text:p text:style-name="P209"><text:span text:style-name="T285"/><text:span/></text:p>
          </table:table-cell>
          <table:table-cell table:style-name="ce67">
            <text:p text:style-name="P210"><text:span text:style-name="T286"/><text:span/></text:p>
          </table:table-cell>
        </table:table-row>
        <table:table-row table:style-name="ro14">
          <table:table-cell table:style-name="ce68">
            <text:p text:style-name="P211"><text:span text:style-name="T287"/><text:span/></text:p>
          </table:table-cell>
          <table:table-cell table:style-name="ce69">
            <text:p text:style-name="P212"><text:span text:style-name="T288"/><text:span/></text:p>
          </table:table-cell>
          <table:table-cell table:style-name="ce70">
            <text:p text:style-name="P213"><text:span text:style-name="T289"/><text:span/></text:p>
          </table:table-cell>
          <table:table-cell table:style-name="ce71">
            <text:p text:style-name="P214"><text:span text:style-name="T290"/><text:span/></text:p>
          </table:table-cell>
          <table:table-cell table:style-name="ce72">
            <text:p text:style-name="P215"><text:span text:style-name="T291"/><text:span/></text:p>
          </table:table-cell>
          <table:table-cell table:style-name="ce73">
            <text:p text:style-name="P216"><text:span text:style-name="T292"/><text:span/></text:p>
          </table:table-cell>
          <table:table-cell table:style-name="ce74">
            <text:p text:style-name="P217"><text:span text:style-name="T293"/><text:span/></text:p>
          </table:table-cell>
          <table:table-cell table:style-name="ce75">
            <text:p text:style-name="P218"><text:span text:style-name="T294"/><text:span/></text:p>
          </table:table-cell>
          <table:table-cell table:style-name="ce76">
            <text:p text:style-name="P219"><text:span text:style-name="T295"/><text:span/></text:p>
          </table:table-cell>
          <table:table-cell table:style-name="ce77">
            <text:p text:style-name="P220"><text:span text:style-name="T296"/><text:span/></text:p>
          </table:table-cell>
          <table:table-cell table:style-name="ce78">
            <text:p text:style-name="P221"><text:span text:style-name="T297"/><text:span/></text:p>
          </table:table-cell>
          <table:table-cell table:style-name="ce79">
            <text:p text:style-name="P222"><text:span text:style-name="T298"/><text:span/></text:p>
          </table:table-cell>
          <table:table-cell table:style-name="ce80">
            <text:p text:style-name="P223"><text:span text:style-name="T299"/><text:span/></text:p>
          </table:table-cell>
        </table:table-row>
      </table:table>
      <text:p text:style-name="P224"><text:span text:style-name="T300"/><text:span/></text:p>
      <text:list text:style-name="WWNum2" text:continue-numbering="true">
        <text:list-item>
          <text:list>
            <text:list-item>
              <text:p text:style-name="P225"><text:span text:style-name="T301">Risk factors and risk mitigating measures</text:span><text:span/></text:p>
            </text:list-item>
          </text:list>
        </text:list-item>
      </text:list>
      <text:p text:style-name="P226"><text:span text:style-name="T302">(max. ½ page)<text:line-break/>Every project is carried out in a specific political, social, ecological and economic context.</text:span><text:span/></text:p>
      <text:p text:style-name="P227"><text:span text:style-name="T303">What risks do you identify that could prevent the </text:span><text:span text:style-name="T304">project from being successful? Also consider what unintended effects your project might have. Questions that help you answer this point: How will the project affect the ecological balance? How does the project affect existing power relations on the ground?</text:span><text:span/></text:p>
      <text:p text:style-name="P228"><text:span text:style-name="T305">Please describe what measures have you planned to mitigate risks?</text:span><text:span/></text:p>
      <text:p text:style-name="P229"><text:span text:style-name="T306"/><text:span/></text:p>
      <text:p text:style-name="P230"><text:span text:style-name="T307"/><text:span/></text:p>
      <text:list text:style-name="WWNum2" text:continue-numbering="true">
        <text:list-item>
          <text:list>
            <text:list-item>
              <text:p text:style-name="P231"><text:span text:style-name="T308">Sustainability</text:span><text:span/></text:p>
            </text:list-item>
          </text:list>
        </text:list-item>
      </text:list>
      <text:p text:style-name="P232"><text:span text:style-name="T309">(max. ½ page)<text:line-break/>Your project contributes to a positive change for the target group. How will this positive impact be secured in the longer term after the end of the project? Please comment</text:span><text:span text:style-name="T310"> on the following questions: After the project ends, what will be done to sustain the positive impact for the target group? Which resources (e.g. money, time, knowledge) have to be used after the end of the project and can this be done by the target group</text:span><text:span text:style-name="T311"/><text:span/></text:p>
      <text:p text:style-name="P233"><text:span text:style-name="T312"/><text:span/></text:p>
      <text:list text:style-name="WWNum2" text:continue-numbering="true">
        <text:list-item>
          <text:list>
            <text:list-item>
              <text:p text:style-name="P234"><text:span text:style-name="T313">Public Relations<text:line-break/></text:span><text:span text:style-name="T314">(max. ½ page)<text:line-break/>How do you plan to draw attention to your activities, and whose attention do you want to gain? </text:span><text:span/></text:p>
            </text:list-item>
          </text:list>
        </text:list-item>
      </text:list>
      <text:p text:style-name="P235"><text:span text:style-name="T315"/><text:span/></text:p>
      <text:list text:style-name="WWNum2" text:continue-numbering="true">
        <text:list-item>
          <text:list>
            <text:list-item>
              <text:p text:style-name="P236"><text:span text:style-name="T316">Feedback / Impact</text:span><text:span text:style-name="T317"><text:line-break/></text:span><text:span text:style-name="T318">(max. ½ page)<text:line-break/>How do you plan to measure the impact of your activity, and get feedback from the participants and/or target community?</text:span><text:span/></text:p>
            </text:list-item>
          </text:list>
        </text:list-item>
      </text:list>
      <text:p text:style-name="P237"><text:span text:style-name="T319"/><text:span/></text:p>
      <text:p text:style-name="P238"><text:span text:style-name="T3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color="#000000" style:text-position="0% 100%" fo:font-family="Times New Roman" style:font-family-asian="Arial" style:font-family-complex="Arial" fo:font-size="10pt" fo:letter-spacing="0pt"/>
      <style:paragraph-properties fo:line-height="100%" fo:text-align="left" style:tab-stop-distance="35.45pt" fo:margin-left="0cm" fo:margin-right="0cm" fo:text-indent="0cm" fo:margin-top="0pt" fo:margin-bottom="0pt" fo:border="none"/>
    </style:default-style>
    <style:default-style style:family="text">
      <style:text-properties fo:color="#000000" style:text-position="0% 100%" fo:font-family="Times New Roman" style:font-family-asian="Arial" style:font-family-complex="Arial" fo:font-size="10pt" fo:letter-spacing="0pt"/>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parent-style-name="9" style:display-name="Heading 1 Char" style:family="text" style:name="12">
      <style:text-properties fo:font-family="Arial" style:font-family-asian="Arial" style:font-family-complex="Arial" fo:font-size="20pt"/>
    </style:style>
    <style:style style:parent-style-name="371" style:display-name="Heading 2" style:family="paragraph" style:name="13">
      <style:text-properties fo:font-family="Arial" style:font-family-asian="Arial" style:font-family-complex="Arial" fo:font-size="17pt"/>
      <style:paragraph-properties fo:margin-top="18pt" fo:margin-bottom="10pt"/>
    </style:style>
    <style:style style:parent-style-name="9" style:display-name="Heading 2 Char" style:family="text" style:name="14">
      <style:text-properties fo:font-family="Arial" style:font-family-asian="Arial" style:font-family-complex="Arial" fo:font-size="17pt"/>
    </style:style>
    <style:style style:parent-style-name="371" style:display-name="Heading 3" style:family="paragraph" style:name="15">
      <style:text-properties fo:font-family="Arial" style:font-family-asian="Arial" style:font-family-complex="Arial" fo:font-size="15pt"/>
      <style:paragraph-properties fo:margin-top="16pt" fo:margin-bottom="10pt"/>
    </style:style>
    <style:style style:parent-style-name="9" style:display-name="Heading 3 Char" style:family="text" style:name="16">
      <style:text-properties fo:font-family="Arial" style:font-family-asian="Arial" style:font-family-complex="Arial" fo:font-size="15pt"/>
    </style:style>
    <style:style style:parent-style-name="371" style:display-name="Heading 4" style:family="paragraph" style:name="17">
      <style:text-properties fo:font-family="Arial" style:font-family-asian="Arial" style:font-family-complex="Arial" fo:font-size="13pt" fo:font-weight="bold"/>
      <style:paragraph-properties fo:margin-top="16pt" fo:margin-bottom="10pt"/>
    </style:style>
    <style:style style:parent-style-name="9" style:display-name="Heading 4 Char" style:family="text" style:name="18">
      <style:text-properties fo:font-family="Arial" style:font-family-asian="Arial" style:font-family-complex="Arial" fo:font-size="13pt" fo:font-weight="bold"/>
    </style:style>
    <style:style style:parent-style-name="371" style:display-name="Heading 5" style:family="paragraph" style:name="19">
      <style:text-properties fo:font-family="Arial" style:font-family-asian="Arial" style:font-family-complex="Arial" fo:font-size="12pt" fo:font-weight="bold"/>
      <style:paragraph-properties fo:margin-top="16pt" fo:margin-bottom="10pt"/>
    </style:style>
    <style:style style:parent-style-name="9" style:display-name="Heading 5 Char" style:family="text" style:name="20">
      <style:text-properties fo:font-family="Arial" style:font-family-asian="Arial" style:font-family-complex="Arial" fo:font-size="12pt" fo:font-weight="bold"/>
    </style:style>
    <style:style style:parent-style-name="371" style:display-name="Heading 6" style:family="paragraph" style:name="21">
      <style:text-properties fo:font-family="Arial" style:font-family-asian="Arial" style:font-family-complex="Arial" fo:font-size="11pt" fo:font-weight="bold"/>
      <style:paragraph-properties fo:margin-top="16pt" fo:margin-bottom="10pt"/>
    </style:style>
    <style:style style:parent-style-name="9" style:display-name="Heading 6 Char" style:family="text" style:name="22">
      <style:text-properties fo:font-family="Arial" style:font-family-asian="Arial" style:font-family-complex="Arial" fo:font-size="11pt" fo:font-weight="bold"/>
    </style:style>
    <style:style style:parent-style-name="371" style:display-name="Heading 7" style:family="paragraph" style:name="23">
      <style:text-properties fo:font-family="Arial" style:font-family-asian="Arial" style:font-family-complex="Arial" fo:font-size="11pt" fo:font-style="italic" fo:font-weight="bold"/>
      <style:paragraph-properties fo:margin-top="16pt" fo:margin-bottom="10pt"/>
    </style:style>
    <style:style style:parent-style-name="9" style:display-name="Heading 7 Char" style:family="text" style:name="24">
      <style:text-properties fo:font-family="Arial" style:font-family-asian="Arial" style:font-family-complex="Arial" fo:font-size="11pt" fo:font-style="italic" fo:font-weight="bold"/>
    </style:style>
    <style:style style:parent-style-name="371" style:display-name="Heading 8" style:family="paragraph" style:name="25">
      <style:text-properties fo:font-family="Arial" style:font-family-asian="Arial" style:font-family-complex="Arial" fo:font-size="11pt" fo:font-style="italic"/>
      <style:paragraph-properties fo:margin-top="16pt" fo:margin-bottom="10pt"/>
    </style:style>
    <style:style style:parent-style-name="9" style:display-name="Heading 8 Char" style:family="text" style:name="26">
      <style:text-properties fo:font-family="Arial" style:font-family-asian="Arial" style:font-family-complex="Arial" fo:font-size="11pt" fo:font-style="italic"/>
    </style:style>
    <style:style style:parent-style-name="371" style:display-name="Heading 9" style:family="paragraph" style:name="27">
      <style:text-properties fo:font-family="Arial" style:font-family-asian="Arial" style:font-family-complex="Arial" fo:font-size="10.5pt" fo:font-style="italic"/>
      <style:paragraph-properties fo:margin-top="16pt" fo:margin-bottom="10pt"/>
    </style:style>
    <style:style style:parent-style-name="9" style:display-name="Heading 9 Char" style:family="text" style:name="28">
      <style:text-properties fo:font-family="Arial" style:font-family-asian="Arial" style:font-family-complex="Arial" fo:font-size="10.5pt" fo:font-style="italic"/>
    </style:style>
    <style:style style:parent-style-name="371" style:display-name="List Paragraph" style:family="paragraph" style:name="29">
      <style:paragraph-properties fo:margin-left="1.27cm" style:contextual-spacing="true"/>
    </style:style>
    <style:style style:display-name="No Spacing" style:family="paragraph" style:name="31">
      <style:paragraph-properties fo:line-height="100%" fo:margin-top="0pt" fo:margin-bottom="0pt"/>
    </style:style>
    <style:style style:parent-style-name="371" style:display-name="Title" style:family="paragraph" style:name="32">
      <style:text-properties fo:font-size="24pt"/>
      <style:paragraph-properties fo:margin-top="15pt" fo:margin-bottom="10pt" style:contextual-spacing="true"/>
    </style:style>
    <style:style style:parent-style-name="9" style:display-name="Title Char" style:family="text" style:name="33">
      <style:text-properties fo:font-size="24pt"/>
    </style:style>
    <style:style style:parent-style-name="371" style:display-name="Subtitle" style:family="paragraph" style:name="34">
      <style:text-properties fo:font-size="12pt"/>
      <style:paragraph-properties fo:margin-top="10pt" fo:margin-bottom="10pt"/>
    </style:style>
    <style:style style:parent-style-name="9" style:display-name="Subtitle Char" style:family="text" style:name="35">
      <style:text-properties fo:font-size="12pt"/>
    </style:style>
    <style:style style:parent-style-name="371" style:display-name="Quote" style:family="paragraph" style:name="36">
      <style:text-properties fo:font-style="italic"/>
      <style:paragraph-properties fo:margin-left="1.27cm" fo:margin-right="1.27cm"/>
    </style:style>
    <style:style style:display-name="Quote Char" style:family="text" style:name="37">
      <style:text-properties fo:font-style="italic"/>
    </style:style>
    <style:style style:parent-style-name="371" style:display-name="Intense Quote" style:family="paragraph" style:name="38">
      <style:text-properties fo:font-style="italic"/>
      <style:paragraph-properties fo:margin-left="1.27cm" fo:margin-right="1.27cm" style:contextual-spacing="true" fo:border="0.01764cm solid #FFFFFF"/>
    </style:style>
    <style:style style:display-name="Intense Quote Char" style:family="text" style:name="39">
      <style:text-properties fo:font-style="italic"/>
    </style:style>
    <style:style style:parent-style-name="9" style:display-name="Header Char" style:family="text" style:name="41"/>
    <style:style style:parent-style-name="9" style:display-name="Footer Char" style:family="text" style:name="43"/>
    <style:style style:display-name="Hyperlink" style:family="text" style:name="170">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371" style:display-name="footnote text" style:family="paragraph" style:name="171">
      <style:text-properties fo:font-size="9pt"/>
      <style:paragraph-properties fo:line-height="100%" fo:margin-bottom="2pt"/>
    </style:style>
    <style:style style:display-name="Footnote Text Char" style:family="text" style:name="172">
      <style:text-properties fo:font-size="9pt"/>
    </style:style>
    <style:style style:parent-style-name="9" style:display-name="footnote reference" style:family="text" style:name="173">
      <style:text-properties style:text-position="33%"/>
    </style:style>
    <style:style style:parent-style-name="371" style:display-name="toc 1" style:family="paragraph" style:name="174">
      <style:paragraph-properties fo:margin-left="0cm" fo:margin-right="0cm" fo:text-indent="0cm" fo:margin-bottom="2.85pt"/>
    </style:style>
    <style:style style:parent-style-name="371" style:display-name="toc 2" style:family="paragraph" style:name="175">
      <style:paragraph-properties fo:margin-left="0.4992cm" fo:margin-right="0cm" fo:text-indent="0cm" fo:margin-bottom="2.85pt"/>
    </style:style>
    <style:style style:parent-style-name="371" style:display-name="toc 3" style:family="paragraph" style:name="176">
      <style:paragraph-properties fo:margin-left="1cm" fo:margin-right="0cm" fo:text-indent="0cm" fo:margin-bottom="2.85pt"/>
    </style:style>
    <style:style style:parent-style-name="371" style:display-name="toc 4" style:family="paragraph" style:name="177">
      <style:paragraph-properties fo:margin-left="1.499cm" fo:margin-right="0cm" fo:text-indent="0cm" fo:margin-bottom="2.85pt"/>
    </style:style>
    <style:style style:parent-style-name="371" style:display-name="toc 5" style:family="paragraph" style:name="178">
      <style:paragraph-properties fo:margin-left="2cm" fo:margin-right="0cm" fo:text-indent="0cm" fo:margin-bottom="2.85pt"/>
    </style:style>
    <style:style style:parent-style-name="371" style:display-name="toc 6" style:family="paragraph" style:name="179">
      <style:paragraph-properties fo:margin-left="2.5cm" fo:margin-right="0cm" fo:text-indent="0cm" fo:margin-bottom="2.85pt"/>
    </style:style>
    <style:style style:parent-style-name="371" style:display-name="toc 7" style:family="paragraph" style:name="180">
      <style:paragraph-properties fo:margin-left="3.001cm" fo:margin-right="0cm" fo:text-indent="0cm" fo:margin-bottom="2.85pt"/>
    </style:style>
    <style:style style:parent-style-name="371" style:display-name="toc 8" style:family="paragraph" style:name="181">
      <style:paragraph-properties fo:margin-left="3.5cm" fo:margin-right="0cm" fo:text-indent="0cm" fo:margin-bottom="2.85pt"/>
    </style:style>
    <style:style style:parent-style-name="371" style:display-name="toc 9" style:family="paragraph" style:name="182">
      <style:paragraph-properties fo:margin-left="4.001cm" fo:margin-right="0cm" fo:text-indent="0cm" fo:margin-bottom="2.85pt"/>
    </style:style>
    <style:style style:display-name="TOC Heading" style:family="paragraph" style:name="183"/>
    <style:style style:display-name="Normal" style:family="paragraph" style:name="371">
      <style:text-properties fo:color="#000000" style:text-position="0% 100%" fo:font-family="Liberation Serif" style:font-family-asian="Noto Serif CJK SC" style:font-family-complex="Lohit Devanagari" fo:font-size="12pt" fo:letter-spacing="0pt"/>
      <style:paragraph-properties/>
    </style:style>
    <style:style style:parent-style-name="371" style:display-name="Standard" style:family="paragraph" style:name="372">
      <style:text-properties fo:color="#000000" fo:font-family="Arial" style:font-family-asian="Andale Sans UI" style:font-family-complex="Tahoma" fo:font-size="11pt"/>
      <style:paragraph-properties/>
    </style:style>
    <style:style style:parent-style-name="372" style:display-name="Heading" style:family="paragraph" style:name="373">
      <style:text-properties fo:font-family="Liberation Sans" style:font-family-asian="Noto Sans CJK SC Regular" style:font-family-complex="Lohit Devanagari" fo:font-size="14pt"/>
      <style:paragraph-properties fo:margin-top="12pt" fo:margin-bottom="6pt"/>
    </style:style>
    <style:style style:parent-style-name="372" style:display-name="Text body" style:family="paragraph" style:name="374">
      <style:paragraph-properties fo:margin-top="0pt" fo:margin-bottom="6pt"/>
    </style:style>
    <style:style style:parent-style-name="374" style:display-name="List" style:family="paragraph" style:name="375">
      <style:text-properties fo:font-family="Arial" style:font-family-complex="Tahoma"/>
    </style:style>
    <style:style style:parent-style-name="372" style:display-name="Caption" style:family="paragraph" style:name="376">
      <style:text-properties style:font-family-complex="Lohit Devanagari" fo:font-size="12pt" fo:font-style="italic"/>
      <style:paragraph-properties fo:margin-top="6pt" fo:margin-bottom="6pt"/>
    </style:style>
    <style:style style:parent-style-name="372" style:display-name="Index" style:family="paragraph" style:name="377">
      <style:text-properties style:font-family-complex="Lohit Devanagari"/>
    </style:style>
    <style:style style:parent-style-name="372" style:display-name="Heading 1" style:family="paragraph" style:name="378">
      <style:text-properties fo:font-size="12pt" fo:font-weight="bold"/>
      <style:paragraph-properties/>
    </style:style>
    <style:style style:parent-style-name="372" style:display-name="Überschrift" style:family="paragraph" style:name="379">
      <style:text-properties fo:font-family="Arial" style:font-family-asian="Andale Sans UI" style:font-family-complex="Tahoma" fo:font-size="13pt"/>
      <style:paragraph-properties fo:margin-top="12pt" fo:margin-bottom="6pt"/>
    </style:style>
    <style:style style:parent-style-name="372" style:display-name="Beschriftung1" style:family="paragraph" style:name="380">
      <style:text-properties fo:font-family="Arial" style:font-family-complex="Tahoma" fo:font-size="11pt" fo:font-style="italic"/>
      <style:paragraph-properties fo:margin-top="6pt" fo:margin-bottom="6pt"/>
    </style:style>
    <style:style style:parent-style-name="372" style:display-name="Verzeichnis" style:family="paragraph" style:name="381">
      <style:text-properties fo:font-family="Arial" style:font-family-complex="Tahoma"/>
    </style:style>
    <style:style style:parent-style-name="372" style:display-name="Tabellen Inhalt" style:family="paragraph" style:name="382"/>
    <style:style style:parent-style-name="382" style:display-name="Tabellen Überschrift" style:family="paragraph" style:name="383">
      <style:text-properties fo:font-weight="bold"/>
      <style:paragraph-properties fo:text-align="center"/>
    </style:style>
    <style:style style:parent-style-name="372" style:display-name="Footer" style:family="paragraph" style:name="384">
      <style:paragraph-properties>
        <style:tab-stops>
          <style:tab-stop style:position="8.002cm" style:type="center"/>
          <style:tab-stop style:position="16cm" style:type="right"/>
        </style:tab-stops>
      </style:paragraph-properties>
    </style:style>
    <style:style style:parent-style-name="372" style:display-name="Header" style:family="paragraph" style:name="385">
      <style:paragraph-properties>
        <style:tab-stops>
          <style:tab-stop style:position="8.002cm" style:type="center"/>
          <style:tab-stop style:position="16cm" style:type="right"/>
        </style:tab-stops>
      </style:paragraph-properties>
    </style:style>
    <style:style style:parent-style-name="372" style:display-name="Sprechblasentext" style:family="paragraph" style:name="386">
      <style:text-properties fo:font-family="Tahoma" style:font-family-complex="Mangal" fo:font-size="8pt"/>
    </style:style>
    <style:style style:parent-style-name="372" style:display-name="Listenabsatz" style:family="paragraph" style:name="387">
      <style:text-properties fo:font-family="Calibri" style:font-family-asian="Calibri" style:font-family-complex="Times New Roman"/>
      <style:paragraph-properties fo:line-height="107.083%" fo:margin-left="1.27cm" fo:margin-right="0cm" fo:text-indent="0cm" fo:margin-top="0pt" fo:margin-bottom="8pt"/>
    </style:style>
    <style:style style:parent-style-name="372" style:display-name="Table Contents" style:family="paragraph" style:name="388"/>
    <style:style style:parent-style-name="388" style:display-name="Table Heading" style:family="paragraph" style:name="389">
      <style:text-properties fo:font-weight="bold"/>
      <style:paragraph-properties fo:text-align="center"/>
    </style:style>
    <style:style style:display-name="WW8Num1z0" style:family="text" style:name="390"/>
    <style:style style:display-name="WW8Num1z1" style:family="text" style:name="391"/>
    <style:style style:display-name="WW8Num1z2" style:family="text" style:name="392"/>
    <style:style style:display-name="WW8Num1z3" style:family="text" style:name="393"/>
    <style:style style:display-name="WW8Num1z4" style:family="text" style:name="394"/>
    <style:style style:display-name="WW8Num1z5" style:family="text" style:name="395"/>
    <style:style style:display-name="WW8Num1z6" style:family="text" style:name="396"/>
    <style:style style:display-name="WW8Num1z7" style:family="text" style:name="397"/>
    <style:style style:display-name="WW8Num1z8" style:family="text" style:name="398"/>
    <style:style style:display-name="WW8Num2z0" style:family="text" style:name="399">
      <style:text-properties fo:color="#000000" fo:font-family="Verdana" style:font-family-complex="Calibri" fo:font-size="11pt" fo:font-style="normal" fo:font-weight="bold"/>
    </style:style>
    <style:style style:display-name="WW8Num2z1" style:family="text" style:name="400">
      <style:text-properties fo:font-family="Verdana" style:font-family-complex="Verdana" fo:font-size="9pt" fo:font-weight="bold"/>
    </style:style>
    <style:style style:display-name="WW8Num2z2" style:family="text" style:name="401">
      <style:text-properties fo:color="#000000" style:font-family-complex="Verdana" fo:font-style="normal"/>
    </style:style>
    <style:style style:display-name="WW8Num2z3" style:family="text" style:name="402"/>
    <style:style style:display-name="Absatz-Standardschriftart" style:family="text" style:name="403"/>
    <style:style style:display-name="Absatz-Standardschriftart1" style:family="text" style:name="404"/>
    <style:style style:parent-style-name="403" style:display-name="Page Number" style:family="text" style:name="405"/>
    <style:style style:display-name="Sprechblasentext Zchn" style:family="text" style:name="406">
      <style:text-properties fo:font-family="Tahoma" style:font-family-asian="Andale Sans UI" style:font-family-complex="Mangal" fo:font-size="8pt"/>
    </style:style>
    <style:style style:display-name="Platzhaltertext" style:family="text" style:name="407">
      <style:text-properties fo:color="#808080"/>
    </style:style>
    <style:style style:display-name="Default Paragraph Font" style:family="text" style:name="1867"/>
    <text:list-style style:name="WWNum1">
      <text:list-level-style-number text:level="1" style:num-format="1">
        <style:list-level-properties text:list-level-position-and-space-mode="label-alignment">
          <style:list-level-label-alignment fo:text-indent="-0.762cm" fo:margin-left="0.762cm"/>
        </style:list-level-properties>
      </text:list-level-style-number>
      <text:list-level-style-number text:level="2" style:num-format="1">
        <style:list-level-properties text:list-level-position-and-space-mode="label-alignment">
          <style:list-level-label-alignment fo:text-indent="-1.016cm" fo:margin-left="1.016cm"/>
        </style:list-level-properties>
      </text:list-level-style-number>
      <text:list-level-style-number text:level="3" style:num-format="1">
        <style:list-level-properties text:list-level-position-and-space-mode="label-alignment">
          <style:list-level-label-alignment fo:text-indent="-1.27cm" fo:margin-left="1.27cm"/>
        </style:list-level-properties>
      </text:list-level-style-number>
      <text:list-level-style-number text:level="4" style:num-format="1">
        <style:list-level-properties text:list-level-position-and-space-mode="label-alignment">
          <style:list-level-label-alignment fo:text-indent="-1.524cm" fo:margin-left="1.524cm"/>
        </style:list-level-properties>
      </text:list-level-style-number>
      <text:list-level-style-number text:level="5" style:num-format="1">
        <style:list-level-properties text:list-level-position-and-space-mode="label-alignment">
          <style:list-level-label-alignment fo:text-indent="-1.778cm" fo:margin-left="1.778cm"/>
        </style:list-level-properties>
      </text:list-level-style-number>
      <text:list-level-style-number text:level="6" style:num-format="1">
        <style:list-level-properties text:list-level-position-and-space-mode="label-alignment">
          <style:list-level-label-alignment fo:text-indent="-2.032cm" fo:margin-left="2.032cm"/>
        </style:list-level-properties>
      </text:list-level-style-number>
      <text:list-level-style-number text:level="7" style:num-format="1">
        <style:list-level-properties text:list-level-position-and-space-mode="label-alignment">
          <style:list-level-label-alignment fo:text-indent="-2.286cm" fo:margin-left="2.286cm"/>
        </style:list-level-properties>
      </text:list-level-style-number>
      <text:list-level-style-number text:level="8" style:num-format="1">
        <style:list-level-properties text:list-level-position-and-space-mode="label-alignment">
          <style:list-level-label-alignment fo:text-indent="-2.54cm" fo:margin-left="2.54cm"/>
        </style:list-level-properties>
      </text:list-level-style-number>
      <text:list-level-style-number text:level="9" style:num-format="1">
        <style:list-level-properties text:list-level-position-and-space-mode="label-alignment">
          <style:list-level-label-alignment fo:text-indent="-2.794cm" fo:margin-left="2.794cm"/>
        </style:list-level-properties>
      </text:list-level-style-number>
    </text:list-style>
    <text:list-style style:name="WWNum2">
      <text:list-level-style-number text:level="1" style:num-format="1" style:num-suffix=".">
        <style:list-level-properties text:list-level-position-and-space-mode="label-alignment">
          <style:list-level-label-alignment fo:text-indent="-0.635cm" fo:margin-left="1.637cm"/>
        </style:list-level-properties>
      </text:list-level-style-number>
      <text:list-level-style-number text:level="2" text:display-levels="2" style:num-format="1" style:num-suffix=".">
        <style:list-level-properties text:list-level-position-and-space-mode="label-alignment">
          <style:list-level-label-alignment fo:text-indent="-0.635cm" fo:margin-left="1.753cm"/>
        </style:list-level-properties>
      </text:list-level-style-number>
      <text:list-level-style-number text:level="3" text:display-levels="3" style:num-format="1" style:num-suffix=".">
        <style:list-level-properties text:list-level-position-and-space-mode="label-alignment">
          <style:list-level-label-alignment fo:text-indent="-1.27cm" fo:margin-left="2.272cm"/>
        </style:list-level-properties>
      </text:list-level-style-number>
      <text:list-level-style-number text:level="4" text:display-levels="4" style:num-format="1" style:num-suffix=".">
        <style:list-level-properties text:list-level-position-and-space-mode="label-alignment">
          <style:list-level-label-alignment fo:text-indent="-1.27cm" fo:margin-left="2.272cm"/>
        </style:list-level-properties>
      </text:list-level-style-number>
      <text:list-level-style-number text:level="5" text:display-levels="5" style:num-format="1" style:num-suffix=".">
        <style:list-level-properties text:list-level-position-and-space-mode="label-alignment">
          <style:list-level-label-alignment fo:text-indent="-1.905cm" fo:margin-left="2.907cm"/>
        </style:list-level-properties>
      </text:list-level-style-number>
      <text:list-level-style-number text:level="6" text:display-levels="6" style:num-format="1" style:num-suffix=".">
        <style:list-level-properties text:list-level-position-and-space-mode="label-alignment">
          <style:list-level-label-alignment fo:text-indent="-1.905cm" fo:margin-left="2.907cm"/>
        </style:list-level-properties>
      </text:list-level-style-number>
      <text:list-level-style-number text:level="7" text:display-levels="7" style:num-format="1" style:num-suffix=".">
        <style:list-level-properties text:list-level-position-and-space-mode="label-alignment">
          <style:list-level-label-alignment fo:text-indent="-2.54cm" fo:margin-left="3.542cm"/>
        </style:list-level-properties>
      </text:list-level-style-number>
      <text:list-level-style-number text:level="8" text:display-levels="8" style:num-format="1" style:num-suffix=".">
        <style:list-level-properties text:list-level-position-and-space-mode="label-alignment">
          <style:list-level-label-alignment fo:text-indent="-2.54cm" fo:margin-left="3.542cm"/>
        </style:list-level-properties>
      </text:list-level-style-number>
      <text:list-level-style-number text:level="9" text:display-levels="9" style:num-format="1" style:num-suffix=".">
        <style:list-level-properties text:list-level-position-and-space-mode="label-alignment">
          <style:list-level-label-alignment fo:text-indent="-3.175cm" fo:margin-left="4.177cm"/>
        </style:list-level-properties>
      </text:list-level-style-number>
    </text:list-style>
  </office:styles>
  <office:automatic-styles>
    <style:page-layout style:name="Mpm1">
      <style:page-layout-properties fo:page-width="21cm" fo:page-height="29.7cm" style:print-orientation="portrait" fo:margin-left="2cm" fo:margin-right="1.501cm" fo:margin-top="1.27cm" fo:margin-bottom="1.27cm"/>
      <style:header-style>
        <style:header-footer-properties svg:height="0.7303cm" fo:min-height="0.7303cm"/>
      </style:header-style>
      <style:footer-style>
        <style:header-footer-properties svg:height="0.7303cm" fo:min-height="0.7303cm"/>
      </style:footer-style>
    </style:page-layout>
    <style:page-layout style:name="Mpm2">
      <style:page-layout-properties fo:page-width="21cm" fo:page-height="29.7cm" style:print-orientation="portrait" fo:margin-left="2cm" fo:margin-right="1.501cm" fo:margin-top="1.27cm" fo:margin-bottom="1.27cm"/>
      <style:header-style>
        <style:header-footer-properties svg:height="0.7303cm" fo:min-height="0.7303cm"/>
      </style:header-style>
      <style:footer-style>
        <style:header-footer-properties svg:height="0.7303cm" fo:min-height="0.7303cm"/>
      </style:footer-style>
    </style:page-layout>
    <style:style style:parent-style-name="372" style:family="paragraph" style:name="P45">
      <style:text-properties/>
      <style:paragraph-properties fo:text-align="right" fo:margin-left="1.249cm" fo:margin-right="0cm" fo:text-indent="0cm"/>
    </style:style>
    <style:style style:parent-style-name="Graphics" style:family="graphic" style:name="gr3">
      <style:graphic-properties style:repeat="stretch" fo:clip="rect(1.91208cm, 0.731832cm, 0.817871cm, 3.38495cm)" style:wrap="run-through" fo:margin-left="0cm" fo:margin-right="0cm" fo:margin-top="0cm" fo:margin-bottom="0cm" style:vertical-pos="middle" style:vertical-rel="baseline" fo:background-color="transparent"/>
    </style:style>
    <style:style style:parent-style-name="384" style:family="paragraph" style:name="P46">
      <style:paragraph-properties>
        <style:tab-stops>
          <style:tab-stop style:position="12.85cm" style:type="center"/>
          <style:tab-stop style:position="25.7cm" style:type="right"/>
        </style:tab-stops>
      </style:paragraph-properties>
    </style:style>
    <style:style style:parent-style-name="Graphics" style:family="graphic" style:name="gr4">
      <style:graphic-properties style:repeat="stretch" style:wrap="parallel" fo:margin-left="0.319cm" fo:margin-right="0.319cm" fo:margin-top="0cm" fo:margin-bottom="0cm" style:horizontal-pos="from-left" style:horizontal-rel="paragraph" style:vertical-pos="from-top" style:vertical-rel="paragraph" fo:background-color="transparent"/>
    </style:style>
    <style:style style:parent-style-name="Graphics" style:family="graphic" style:name="gr5">
      <style:graphic-properties style:repeat="stretch" style:wrap="run-through" style:run-through="background" fo:margin-left="0.319cm" fo:margin-right="0.319cm" fo:margin-top="0cm" fo:margin-bottom="0cm" style:horizontal-pos="from-left" style:horizontal-rel="paragraph" style:vertical-pos="from-top" style:vertical-rel="paragraph" fo:background-color="transparent"/>
    </style:style>
    <style:style style:parent-style-name="Graphics" style:family="graphic" style:name="gr6">
      <style:graphic-properties style:repeat="stretch" fo:clip="rect(1.22804cm, 1.22596cm, 2.80581cm, 0cm)" style:wrap="run-through" style:run-through="background" fo:margin-left="0.319cm" fo:margin-right="0.319cm" fo:margin-top="0cm" fo:margin-bottom="0cm" style:horizontal-pos="from-left" style:horizontal-rel="paragraph" style:vertical-pos="from-top" style:vertical-rel="paragraph" fo:background-color="transparent"/>
    </style:style>
    <style:style style:family="text" style:name="T39">
      <style:text-properties fo:font-family="Verdana" style:font-family-complex="Verdana" fo:font-size="9pt"/>
    </style:style>
    <style:style style:family="text" style:name="T40">
      <style:text-properties fo:font-family="Verdana" style:font-family-complex="Verdana" fo:font-size="9pt"/>
    </style:style>
    <style:style style:family="text" style:name="T41">
      <style:text-properties fo:font-family="Verdana" style:font-family-complex="Verdana" fo:font-size="9pt"/>
    </style:style>
    <style:style style:family="text" style:name="T42">
      <style:text-properties fo:font-family="Verdana" style:font-family-complex="Verdana" fo:font-size="9pt"/>
    </style:style>
    <style:style style:family="text" style:name="T43">
      <style:text-properties fo:font-family="Verdana" style:font-family-complex="Verdana" fo:font-size="9pt"/>
    </style:style>
    <style:style style:parent-style-name="372" style:family="paragraph" style:name="P48">
      <style:text-properties/>
      <style:paragraph-properties fo:text-align="right" fo:margin-left="1.249cm" fo:margin-right="0cm" fo:text-indent="0cm"/>
    </style:style>
    <style:style style:parent-style-name="Graphics" style:family="graphic" style:name="gr7">
      <style:graphic-properties style:repeat="stretch" fo:clip="rect(1.91208cm, 0.731832cm, 0.817871cm, 3.38495cm)" style:wrap="run-through" fo:margin-left="0cm" fo:margin-right="0cm" fo:margin-top="0cm" fo:margin-bottom="0cm" style:vertical-pos="middle" style:vertical-rel="baseline" fo:background-color="transparent"/>
    </style:style>
    <style:style style:parent-style-name="384" style:family="paragraph" style:name="P49">
      <style:paragraph-properties>
        <style:tab-stops>
          <style:tab-stop style:position="12.85cm" style:type="center"/>
          <style:tab-stop style:position="25.7cm" style:type="right"/>
        </style:tab-stops>
      </style:paragraph-properties>
    </style:style>
    <style:style style:parent-style-name="Graphics" style:family="graphic" style:name="gr8">
      <style:graphic-properties style:repeat="stretch" style:wrap="parallel" fo:margin-left="0.319cm" fo:margin-right="0.319cm" fo:margin-top="0cm" fo:margin-bottom="0cm" style:horizontal-pos="from-left" style:horizontal-rel="paragraph" style:vertical-pos="from-top" style:vertical-rel="paragraph" fo:background-color="transparent"/>
    </style:style>
    <style:style style:parent-style-name="Graphics" style:family="graphic" style:name="gr9">
      <style:graphic-properties style:repeat="stretch" style:wrap="run-through" style:run-through="background" fo:margin-left="0.319cm" fo:margin-right="0.319cm" fo:margin-top="0cm" fo:margin-bottom="0cm" style:horizontal-pos="from-left" style:horizontal-rel="paragraph" style:vertical-pos="from-top" style:vertical-rel="paragraph" fo:background-color="transparent"/>
    </style:style>
    <style:style style:parent-style-name="Graphics" style:family="graphic" style:name="gr10">
      <style:graphic-properties style:repeat="stretch" fo:clip="rect(1.22804cm, 1.22596cm, 2.80581cm, 0cm)" style:wrap="run-through" style:run-through="background" fo:margin-left="0.319cm" fo:margin-right="0.319cm" fo:margin-top="0cm" fo:margin-bottom="0cm" style:horizontal-pos="from-left" style:horizontal-rel="paragraph" style:vertical-pos="from-top" style:vertical-rel="paragraph" fo:background-color="transparent"/>
    </style:style>
    <style:style style:family="text" style:name="T44">
      <style:text-properties fo:font-family="Verdana" style:font-family-complex="Verdana" fo:font-size="9pt"/>
    </style:style>
    <style:style style:family="text" style:name="T45">
      <style:text-properties fo:font-family="Verdana" style:font-family-complex="Verdana" fo:font-size="9pt"/>
    </style:style>
    <style:style style:family="text" style:name="T46">
      <style:text-properties fo:font-family="Verdana" style:font-family-complex="Verdana" fo:font-size="9pt"/>
    </style:style>
    <style:style style:family="text" style:name="T47">
      <style:text-properties fo:font-family="Verdana" style:font-family-complex="Verdana" fo:font-size="9pt"/>
    </style:style>
    <style:style style:family="text" style:name="T48">
      <style:text-properties fo:font-family="Verdana" style:font-family-complex="Verdana" fo:font-size="9pt"/>
    </style:style>
  </office:automatic-styles>
  <office:master-styles>
    <style:master-page style:name="Standard" style:page-layout-name="Mpm1">
      <style:footer>
        <text:p text:style-name="P46"><text:span/><draw:frame draw:style-name="gr4" draw:z-index="14" draw:name="Grafik 1" text:anchor-type="paragraph" svg:width="1.296cm" svg:height="1.535cm" svg:x="9.944cm" svg:y="-0.2431cm"><draw:image xlink:href="Pictures/image2.png" xlink:type="simple" xlink:show="embed" xlink:actuate="onLoad"/></draw:frame><text:span/><draw:frame draw:style-name="gr5" draw:z-index="8" draw:name="Image1" text:anchor-type="paragraph" svg:width="2.778cm" svg:height="1.799cm" svg:x="14.71cm" svg:y="-0.2731cm"><draw:image xlink:href="Pictures/image3.jpg" xlink:type="simple" xlink:show="embed" xlink:actuate="onLoad"/></draw:frame><text:span/><draw:frame draw:style-name="gr6" draw:z-index="11" draw:name="Image2" text:anchor-type="paragraph" svg:width="3.334cm" svg:height="1.508cm" svg:x="11.37cm" svg:y="-0.2731cm"><draw:image xlink:href="Pictures/image4.jpg" xlink:type="simple" xlink:show="embed" xlink:actuate="onLoad"/></draw:frame><text:span text:style-name="T39">Page </text:span><text:span/><text:span/><text:span/><text:page-number text:select-page="current"><text:span text:style-name="T40">3</text:span><text:span/><text:span text:style-name="T41">/</text:span><text:span/><text:span/><text:span/><text:page-count><text:span text:style-name="T42">3</text:span><text:span/><text:span text:style-name="T43"><text:tab/></text:span><text:span/></text:page-count></text:page-number></text:p>
      </style:footer>
      <style:header>
        <text:p text:style-name="P45"><text:span/><draw:frame draw:style-name="gr3" draw:name="Image3" text:anchor-type="as-char" svg:width="3.602cm" svg:height="1.348cm" svg:x="0cm" svg:y="0cm"><draw:image xlink:href="Pictures/image1.png" xlink:type="simple" xlink:show="embed" xlink:actuate="onLoad"/></draw:frame><text:span/></text:p>
      </style:header>
    </style:master-page>
    <style:master-page style:name="MasterPage2" style:page-layout-name="Mpm2">
      <style:footer>
        <text:p text:style-name="P49"><text:span/><draw:frame draw:style-name="gr8" draw:z-index="14" draw:name="Grafik 1" text:anchor-type="paragraph" svg:width="1.296cm" svg:height="1.535cm" svg:x="9.944cm" svg:y="-0.2431cm"><draw:image xlink:href="Pictures/image2.png" xlink:type="simple" xlink:show="embed" xlink:actuate="onLoad"/></draw:frame><text:span/><draw:frame draw:style-name="gr9" draw:z-index="8" draw:name="Image1" text:anchor-type="paragraph" svg:width="2.778cm" svg:height="1.799cm" svg:x="14.71cm" svg:y="-0.2731cm"><draw:image xlink:href="Pictures/image3.jpg" xlink:type="simple" xlink:show="embed" xlink:actuate="onLoad"/></draw:frame><text:span/><draw:frame draw:style-name="gr10" draw:z-index="11" draw:name="Image2" text:anchor-type="paragraph" svg:width="3.334cm" svg:height="1.508cm" svg:x="11.37cm" svg:y="-0.2731cm"><draw:image xlink:href="Pictures/image4.jpg" xlink:type="simple" xlink:show="embed" xlink:actuate="onLoad"/></draw:frame><text:span text:style-name="T44">Page </text:span><text:span/><text:span/><text:span/><text:page-number text:select-page="current"><text:span text:style-name="T45">3</text:span><text:span/><text:span text:style-name="T46">/</text:span><text:span/><text:span/><text:span/><text:page-count><text:span text:style-name="T47">3</text:span><text:span/><text:span text:style-name="T48"><text:tab/></text:span><text:span/></text:page-count></text:page-number></text:p>
      </style:footer>
      <style:header>
        <text:p text:style-name="P48"><text:span/><draw:frame draw:style-name="gr7" draw:name="Image3" text:anchor-type="as-char" svg:width="3.602cm" svg:height="1.348cm" svg:x="0cm" svg:y="0cm"><draw:image xlink:href="Pictures/image1.png" xlink:type="simple" xlink:show="embed" xlink:actuate="onLoad"/></draw:frame><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5.4.2.46</meta:generator>
    <meta:initial-creator/>
    <meta:creation-date/>
    <meta:editing-cycles/>
    <meta:editing-duration/>
    <dc:date/>
    <dc:creator/>
    <meta:document-statistic/>
  </office:meta>
</office:document-meta>
</file>